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vnd.sun.star.oleobject" manifest:full-path="Object 41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application/vnd.sun.star.oleobject" manifest:full-path="Object 43"/>
  <manifest:file-entry manifest:media-type="application/vnd.sun.star.oleobject" manifest:full-path="Object 44"/>
  <manifest:file-entry manifest:media-type="application/vnd.sun.star.oleobject" manifest:full-path="Object 45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application/binary" manifest:full-path="layout-cache"/>
  <manifest:file-entry manifest:media-type="text/xml" manifest:full-path="content.xml"/>
  <manifest:file-entry manifest:media-type="application/vnd.sun.star.oleobject" manifest:full-path="Object 52"/>
  <manifest:file-entry manifest:media-type="application/vnd.sun.star.oleobject" manifest:full-path="Object 53"/>
  <manifest:file-entry manifest:media-type="application/vnd.sun.star.oleobject" manifest:full-path="Object 54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" manifest:full-path="ObjectReplacements/Object 41"/>
  <manifest:file-entry manifest:media-type="application/x-openoffice-gdimetafile;windows_formatname=&quot;GDIMetaFile&quot;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" manifest:full-path="ObjectReplacements/Object 52"/>
  <manifest:file-entry manifest:media-type="" manifest:full-path="ObjectReplacements/Object 53"/>
  <manifest:file-entry manifest:media-type="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9"/>
  <manifest:file-entry manifest:media-type="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" manifest:full-path="ObjectReplacements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application/vnd.sun.star.oleobject" manifest:full-path="Object 10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vnd.sun.star.oleobject" manifest:full-path="Object 14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vnd.sun.star.oleobject" manifest:full-path="Object 16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vnd.sun.star.oleobject" manifest:full-path="Object 20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application/vnd.sun.star.oleobject" manifest:full-path="Object 22"/>
  <manifest:file-entry manifest:media-type="application/vnd.sun.star.oleobject" manifest:full-path="Object 23"/>
  <manifest:file-entry manifest:media-type="application/vnd.sun.star.oleobject" manifest:full-path="Object 24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star.oleobject" manifest:full-path="Object 3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star.oleobject" manifest:full-path="Object 5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DejaVu Sans1" svg:font-family="'DejaVu Sans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3" style:family="table">
      <style:table-properties style:width="17.002cm" table:align="left" style:writing-mode="lr-tb"/>
    </style:style>
    <style:style style:name="Таблица3.A" style:family="table-column">
      <style:table-column-properties style:column-width="0.751cm"/>
    </style:style>
    <style:style style:name="Таблица3.B" style:family="table-column">
      <style:table-column-properties style:column-width="7.5cm"/>
    </style:style>
    <style:style style:name="Таблица3.C" style:family="table-column">
      <style:table-column-properties style:column-width="3.75cm"/>
    </style:style>
    <style:style style:name="Таблица3.D" style:family="table-column">
      <style:table-column-properties style:column-width="5.001cm"/>
    </style:style>
    <style:style style:name="Таблица3.1" style:family="table-row">
      <style:table-row-properties style:min-row-height="0.72cm"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2" style:family="table-row">
      <style:table-row-properties style:min-row-height="0.651cm" style:keep-together="true" fo:keep-together="auto"/>
    </style:style>
    <style:style style:name="Таблица3.3" style:family="table-row">
      <style:table-row-properties style:keep-together="true" fo:keep-together="auto"/>
    </style:style>
    <style:style style:name="Таблица3.4" style:family="table-row">
      <style:table-row-properties style:min-row-height="0.612cm" style:keep-together="true" fo:keep-together="auto"/>
    </style:style>
    <style:style style:name="Таблица3.7" style:family="table-row">
      <style:table-row-properties style:min-row-height="1.071cm" style:keep-together="true" fo:keep-together="auto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166cm" style:rel-column-width="19916*"/>
    </style:style>
    <style:style style:name="Таблица1.B" style:family="table-column">
      <style:table-column-properties style:column-width="1.914cm" style:rel-column-width="7377*"/>
    </style:style>
    <style:style style:name="Таблица1.C" style:family="table-column">
      <style:table-column-properties style:column-width="3.327cm" style:rel-column-width="12824*"/>
    </style:style>
    <style:style style:name="Таблица1.D" style:family="table-column">
      <style:table-column-properties style:column-width="2.679cm" style:rel-column-width="10328*"/>
    </style:style>
    <style:style style:name="Таблица1.E" style:family="table-column">
      <style:table-column-properties style:column-width="3.914cm" style:rel-column-width="1509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.B4" style:family="table-cell" style:data-style-name="N11">
      <style:table-cell-properties fo:padding="0.097cm" fo:border-left="0.002cm solid #000000" fo:border-right="0.002cm solid #000000" fo:border-top="none" fo:border-bottom="0.002cm solid #000000"/>
    </style:style>
    <style:style style:name="Таблица4.B5" style:family="table-cell" style:data-style-name="N1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21cm" fo:margin-left="-0.011cm" fo:margin-right="-0.199cm" table:align="margins" style:writing-mode="lr-tb"/>
    </style:style>
    <style:style style:name="Таблица2.A" style:family="table-column">
      <style:table-column-properties style:column-width="3.791cm" style:rel-column-width="14434*"/>
    </style:style>
    <style:style style:name="Таблица2.B" style:family="table-column">
      <style:table-column-properties style:column-width="2.715cm" style:rel-column-width="10337*"/>
    </style:style>
    <style:style style:name="Таблица2.C" style:family="table-column">
      <style:table-column-properties style:column-width="2.849cm" style:rel-column-width="10847*"/>
    </style:style>
    <style:style style:name="Таблица2.D" style:family="table-column">
      <style:table-column-properties style:column-width="2.66cm" style:rel-column-width="10128*"/>
    </style:style>
    <style:style style:name="Таблица2.E" style:family="table-column">
      <style:table-column-properties style:column-width="2.743cm" style:rel-column-width="10444*"/>
    </style:style>
    <style:style style:name="Таблица2.F" style:family="table-column">
      <style:table-column-properties style:column-width="2.454cm" style:rel-column-width="9345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F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3" style:family="table-row">
      <style:table-row-properties style:min-row-height="0.589cm" style:keep-together="true" fo:keep-together="auto"/>
    </style:style>
    <style:style style:name="Таблица2.4" style:family="table-row">
      <style:table-row-properties style:min-row-height="2.245cm" style:keep-together="true" fo:keep-together="auto"/>
    </style:style>
    <style:style style:name="Таблица2.D5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F5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Body_20_Text_20_2">
      <style:paragraph-properties fo:margin-left="0cm" fo:margin-right="0cm" fo:margin-top="0.266cm" fo:margin-bottom="0cm" fo:text-align="center" style:justify-single-word="false" fo:hyphenation-ladder-count="no-limit" fo:text-indent="0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2" style:family="paragraph" style:parent-style-name="Body_20_Text_20_2">
      <style:paragraph-properties fo:margin-left="0cm" fo:margin-right="0cm" fo:margin-top="0.266cm" fo:margin-bottom="0cm" fo:text-align="center" style:justify-single-word="false" fo:hyphenation-ladder-count="no-limit" fo:text-indent="0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fo:hyphenate="false" fo:hyphenation-remain-char-count="2" fo:hyphenation-push-char-count="2"/>
    </style:style>
    <style:style style:name="P3" style:family="paragraph" style:parent-style-name="Text_20_body">
      <style:paragraph-properties fo:margin-left="0cm" fo:margin-right="0cm" fo:margin-top="0.266cm" fo:margin-bottom="0cm" fo:text-align="center" style:justify-single-word="false" fo:text-indent="0cm" style:auto-text-indent="false" fo:background-color="#ffffff">
        <style:tab-stops>
          <style:tab-stop style:position="1.436cm"/>
        </style:tab-stops>
        <style:background-image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Body_20_Text_20_2">
      <style:paragraph-properties fo:margin-left="0cm" fo:margin-right="0cm" fo:text-align="start" style:justify-single-word="false" fo:text-indent="0cm" style:auto-text-indent="false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.212cm" fo:text-align="justify" style:justify-single-word="false" fo:text-indent="0cm" style:auto-text-indent="false"/>
      <style:text-properties style:font-name="Times New Roman" fo:font-size="14pt" fo:letter-spacing="-0.01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Заголовок_20_31">
      <style:paragraph-properties fo:margin-left="0cm" fo:margin-right="0cm" fo:margin-top="0.847cm" fo:margin-bottom="0cm" fo:text-indent="0cm" style:auto-text-indent="false"/>
      <style:text-properties fo:letter-spacing="0.035cm"/>
    </style:style>
    <style:style style:name="P13" style:family="paragraph" style:parent-style-name="Body_20_Text_20_2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weight="normal" style:font-weight-asian="normal" style:font-weight-complex="normal"/>
    </style:style>
    <style:style style:name="P14" style:family="paragraph" style:parent-style-name="Body_20_Text_20_2">
      <style:paragraph-properties fo:margin-left="0cm" fo:margin-right="0cm" fo:margin-top="0.266cm" fo:margin-bottom="0cm" fo:text-align="center" style:justify-single-word="false" fo:hyphenation-ladder-count="no-limit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15" style:family="paragraph" style:parent-style-name="Body_20_Text_20_2">
      <style:paragraph-properties fo:margin-left="0cm" fo:margin-right="0cm" fo:margin-top="0.266cm" fo:margin-bottom="0cm" fo:text-align="start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Body_20_Text_20_2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Body_20_Text_20_2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size="14pt" fo:letter-spacing="-0.01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DejaVu Sans Mono" fo:font-size="10.5pt" fo:letter-spacing="-0.014cm" fo:font-style="normal" fo:font-weight="normal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/>
    </style:style>
    <style:style style:name="P19" style:family="paragraph" style:parent-style-name="Body_20_Text_20_2">
      <style:paragraph-properties fo:text-align="center" style:justify-single-word="false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</style:paragraph-properties>
    </style:style>
    <style:style style:name="P20" style:family="paragraph" style:parent-style-name="Text_20_body_20_indent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4pt" fo:font-style="italic" style:font-size-asian="14pt" style:font-style-asian="italic" style:font-size-complex="14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Times New Roman" fo:font-size="14pt" style:font-size-asian="14pt" style:font-size-complex="14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 style:snap-to-layout-grid="false"/>
    </style:style>
    <style:style style:name="P30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31" style:family="paragraph" style:parent-style-name="Standard">
      <style:paragraph-properties fo:text-align="center" style:justify-single-word="false" style:snap-to-layout-grid="false"/>
      <style:text-properties fo:color="#000000" fo:font-size="14pt" style:font-size-asian="14pt" style:font-size-complex="14pt"/>
    </style:style>
    <style:style style:name="P32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4pt" style:font-size-asian="14pt" style:font-size-complex="14pt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size="14pt" style:font-size-asian="14pt"/>
    </style:style>
    <style:style style:name="P3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size="14pt" style:font-size-asian="14pt"/>
    </style:style>
    <style:style style:name="P38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size="14pt" fo:language="zxx" fo:country="none" style:font-size-asian="14pt" style:language-asian="zxx" style:country-asian="none"/>
    </style:style>
    <style:style style:name="P39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40" style:family="paragraph" style:parent-style-name="Standard">
      <style:paragraph-properties fo:margin-left="0cm" fo:margin-right="0cm" fo:margin-top="0cm" fo:margin-bottom="0.212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41" style:family="paragraph" style:parent-style-name="Standard_20__28_user_29_">
      <style:paragraph-properties fo:margin-left="0cm" fo:margin-right="0cm" fo:text-align="justify" style:justify-single-word="false" fo:text-indent="1.249cm" style:auto-text-indent="false"/>
    </style:style>
    <style:style style:name="P42" style:family="paragraph" style:parent-style-name="Standard">
      <style:paragraph-properties fo:margin-left="0cm" fo:margin-right="0cm" fo:text-align="justify" style:justify-single-word="false" fo:text-indent="0.951cm" style:auto-text-indent="false"/>
    </style:style>
    <style:style style:name="P43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style:font-name="Times New Roman" fo:font-weight="normal" style:font-weight-asian="normal" style:font-weight-complex="normal"/>
    </style:style>
    <style:style style:name="P44" style:family="paragraph" style:parent-style-name="Standard">
      <style:paragraph-properties fo:margin-left="0cm" fo:margin-right="0cm" fo:text-align="center" style:justify-single-word="false" fo:text-indent="0.9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text-align="center" style:justify-single-word="false" fo:text-indent="0.951cm" style:auto-text-indent="false" style:snap-to-layout-grid="false"/>
      <style:text-properties style:font-name="Times New Roman" fo:font-size="14pt" style:font-size-asian="14pt" style:font-size-complex="14pt"/>
    </style:style>
    <style:style style:name="P46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P47" style:family="paragraph" style:parent-style-name="Standard">
      <style:paragraph-properties fo:margin-left="0cm" fo:margin-right="0cm" fo:text-align="center" style:justify-single-word="false" fo:text-indent="0.951cm" style:auto-text-indent="false"/>
      <style:text-properties style:font-name="Times New Roman"/>
    </style:style>
    <style:style style:name="P48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fo:font-size="14pt" style:font-size-asian="14pt" style:font-size-complex="14pt"/>
    </style:style>
    <style:style style:name="P49" style:family="paragraph" style:parent-style-name="Standard">
      <style:paragraph-properties fo:margin-left="0cm" fo:margin-right="0cm" fo:text-align="center" style:justify-single-word="false" fo:text-indent="0.951cm" style:auto-text-indent="false" style:snap-to-layout-grid="false"/>
      <style:text-properties fo:font-size="14pt" style:font-size-asian="14pt" style:font-size-complex="14pt"/>
    </style:style>
    <style:style style:name="P50" style:family="paragraph" style:parent-style-name="Standard">
      <style:paragraph-properties fo:margin-left="0.951cm" fo:margin-right="0cm" fo:text-align="center" style:justify-single-word="false" fo:text-indent="0cm" style:auto-text-indent="false"/>
    </style:style>
    <style:style style:name="P5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52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53" style:family="paragraph" style:parent-style-name="Table_20_Contents">
      <style:paragraph-properties fo:text-align="justify" style:justify-single-word="false"/>
    </style:style>
    <style:style style:name="P5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55" style:family="paragraph" style:parent-style-name="Text_20_body">
      <style:paragraph-properties fo:margin-top="0cm" fo:margin-bottom="0cm" fo:text-align="start" style:justify-single-word="false" style:snap-to-layout-grid="false"/>
      <style:text-properties style:font-size-complex="14pt"/>
    </style:style>
    <style:style style:name="P56" style:family="paragraph" style:parent-style-name="Text_20_body">
      <style:paragraph-properties fo:margin-top="0cm" fo:margin-bottom="0cm" fo:text-align="start" style:justify-single-word="false" style:snap-to-layout-grid="false"/>
    </style:style>
    <style:style style:name="P57" style:family="paragraph" style:parent-style-name="Text_20_body">
      <style:paragraph-properties fo:margin-top="0cm" fo:margin-bottom="0cm" fo:text-align="start" style:justify-single-word="false" style:snap-to-layout-grid="false">
        <style:tab-stops>
          <style:tab-stop style:position="0.561cm"/>
          <style:tab-stop style:position="1.06cm"/>
          <style:tab-stop style:position="1.561cm"/>
        </style:tab-stops>
      </style:paragraph-properties>
      <style:text-properties fo:font-style="italic" style:font-style-asian="italic" style:font-size-complex="14pt"/>
    </style:style>
    <style:style style:name="P58" style:family="paragraph" style:parent-style-name="Text_20_body">
      <style:paragraph-properties fo:margin-top="0cm" fo:margin-bottom="0cm" fo:text-align="start" style:justify-single-word="false" style:snap-to-layout-grid="false"/>
      <style:text-properties fo:font-style="italic" fo:background-color="#ffff00" style:font-style-asian="italic" style:font-size-complex="14pt"/>
    </style:style>
    <style:style style:name="P59" style:family="paragraph" style:parent-style-name="Text_20_body">
      <style:paragraph-properties fo:margin-left="0cm" fo:margin-right="-0.176cm" fo:margin-top="0cm" fo:margin-bottom="0cm" fo:text-align="start" style:justify-single-word="false" fo:text-indent="0cm" style:auto-text-indent="false" style:snap-to-layout-grid="false"/>
      <style:text-properties style:font-size-complex="14pt"/>
    </style:style>
    <style:style style:name="P60" style:family="paragraph" style:parent-style-name="Text_20_body">
      <style:paragraph-properties fo:margin-top="0.141cm" fo:margin-bottom="0cm" fo:text-align="start" style:justify-single-word="false" style:snap-to-layout-grid="false"/>
      <style:text-properties style:font-size-complex="14pt"/>
    </style:style>
    <style:style style:name="P61" style:family="paragraph" style:parent-style-name="Text_20_body">
      <style:paragraph-properties fo:margin-top="0.141cm" fo:margin-bottom="0cm" fo:text-align="start" style:justify-single-word="false" style:snap-to-layout-grid="false"/>
    </style:style>
    <style:style style:name="P62" style:family="paragraph" style:parent-style-name="Обычный1">
      <style:paragraph-properties fo:line-height="100%" fo:text-align="center" style:justify-single-word="false"/>
      <style:text-properties fo:font-size="14pt" fo:language="ru" fo:country="RU" style:font-size-asian="14pt"/>
    </style:style>
    <style:style style:name="P63" style:family="paragraph" style:parent-style-name="Обычный1">
      <style:paragraph-properties fo:line-height="0.635cm" fo:text-align="center" style:justify-single-word="false" fo:orphans="0" fo:widows="0"/>
      <style:text-properties fo:font-size="14pt" fo:language="ru" fo:country="RU" style:font-size-asian="14pt"/>
    </style:style>
    <style:style style:name="P64" style:family="paragraph" style:parent-style-name="Обычный1">
      <style:paragraph-properties fo:line-height="0.776cm"/>
      <style:text-properties fo:font-size="14pt" fo:language="ru" fo:country="RU" style:font-size-asian="14pt"/>
    </style:style>
    <style:style style:name="P65" style:family="paragraph" style:parent-style-name="Обычный1">
      <style:paragraph-properties fo:line-height="0.776cm" fo:text-align="center" style:justify-single-word="false"/>
      <style:text-properties fo:font-size="14pt" fo:language="ru" fo:country="RU" style:font-size-asian="14pt"/>
    </style:style>
    <style:style style:name="P66" style:family="paragraph" style:parent-style-name="Обычный1">
      <style:paragraph-properties fo:line-height="0.459cm" fo:text-align="center" style:justify-single-word="false" fo:orphans="0" fo:widows="0"/>
      <style:text-properties fo:font-size="14pt" fo:language="ru" fo:country="RU" style:font-size-asian="14pt" style:font-size-complex="14pt"/>
    </style:style>
    <style:style style:name="P67" style:family="paragraph" style:parent-style-name="Обычный1">
      <style:paragraph-properties fo:line-height="0.635cm" fo:text-align="center" style:justify-single-word="false" fo:orphans="0" fo:widows="0"/>
    </style:style>
    <style:style style:name="P68" style:family="paragraph" style:parent-style-name="Обычный1">
      <style:paragraph-properties fo:margin-left="0cm" fo:margin-right="-0.101cm" fo:line-height="100%" fo:text-align="start" style:justify-single-word="false" fo:orphans="0" fo:widows="0" fo:text-indent="0cm" style:auto-text-indent="false"/>
      <style:text-properties fo:language="ru" fo:country="RU" fo:font-style="italic" fo:background-color="#ffff00" style:font-style-asian="italic"/>
    </style:style>
    <style:style style:name="P69" style:family="paragraph" style:parent-style-name="Обычный1">
      <style:paragraph-properties fo:margin-left="1.27cm" fo:margin-right="0cm" fo:line-height="0.776cm" fo:text-indent="0.981cm" style:auto-text-indent="false"/>
      <style:text-properties fo:font-size="14pt" fo:language="ru" fo:country="RU" style:font-size-asian="14pt"/>
    </style:style>
    <style:style style:name="P70" style:family="paragraph" style:parent-style-name="Обычный1">
      <style:paragraph-properties fo:margin-left="10.502cm" fo:margin-right="0cm" fo:margin-top="0.529cm" fo:margin-bottom="0cm" fo:line-height="110%" fo:text-align="end" style:justify-single-word="false" fo:orphans="0" fo:widows="0" fo:text-indent="0cm" style:auto-text-indent="false"/>
    </style:style>
    <style:style style:name="P71" style:family="paragraph" style:parent-style-name="Обычный1">
      <style:paragraph-properties fo:margin-left="12.002cm" fo:margin-right="0cm" fo:line-height="110%" fo:text-align="end" style:justify-single-word="false" fo:orphans="0" fo:widows="0" fo:text-indent="0cm" style:auto-text-indent="false">
        <style:tab-stops>
          <style:tab-stop style:position="-3.501cm"/>
        </style:tab-stops>
      </style:paragraph-properties>
    </style:style>
    <style:style style:name="P72" style:family="paragraph" style:parent-style-name="Обычный1">
      <style:paragraph-properties fo:margin-left="12.002cm" fo:margin-right="0cm" fo:line-height="110%" fo:text-align="end" style:justify-single-word="false" fo:orphans="0" fo:widows="0" fo:text-indent="0cm" style:auto-text-indent="false"/>
      <style:text-properties fo:font-size="14pt" fo:language="ru" fo:country="RU" style:font-size-asian="14pt"/>
    </style:style>
    <style:style style:name="P73" style:family="paragraph" style:parent-style-name="Обычный1">
      <style:paragraph-properties fo:margin-left="2.251cm" fo:margin-right="2.648cm" fo:line-height="0.847cm" fo:text-align="center" style:justify-single-word="false" fo:orphans="0" fo:widows="0" fo:text-indent="0cm" style:auto-text-indent="false"/>
      <style:text-properties fo:font-size="18pt" fo:language="ru" fo:country="RU" style:font-size-asian="18pt"/>
    </style:style>
    <style:style style:name="P74" style:family="paragraph" style:parent-style-name="Обычный1">
      <style:paragraph-properties fo:margin-left="0cm" fo:margin-right="0.099cm" fo:line-height="100%" fo:text-indent="0cm" style:auto-text-indent="false">
        <style:tab-stops>
          <style:tab-stop style:position="13.002cm"/>
        </style:tab-stops>
      </style:paragraph-properties>
      <style:text-properties fo:language="ru" fo:country="RU"/>
    </style:style>
    <style:style style:name="P75" style:family="paragraph" style:parent-style-name="Обычный1">
      <style:paragraph-properties fo:line-height="0.847cm" fo:text-align="center" style:justify-single-word="false" fo:orphans="0" fo:widows="0" fo:background-color="transparent">
        <style:background-image/>
      </style:paragraph-properties>
      <style:text-properties fo:background-color="#ffffff"/>
    </style:style>
    <style:style style:name="P76" style:family="paragraph" style:parent-style-name="Обычный1">
      <style:paragraph-properties fo:margin-top="0.423cm" fo:margin-bottom="0cm" fo:line-height="120%" fo:text-align="center" style:justify-single-word="false" fo:background-color="transparent">
        <style:tab-stops>
          <style:tab-stop style:position="13.002cm"/>
        </style:tab-stops>
        <style:background-image/>
      </style:paragraph-properties>
      <style:text-properties fo:font-size="14pt" fo:language="ru" fo:country="RU" fo:font-weight="bold" fo:background-color="#ffffff" style:font-size-asian="14pt" style:font-weight-asian="bold"/>
    </style:style>
    <style:style style:name="P77" style:family="paragraph" style:parent-style-name="Standard">
      <style:paragraph-properties fo:margin-left="0.076cm" fo:margin-right="0.025cm" fo:margin-top="0.266cm" fo:margin-bottom="0cm" fo:text-align="justify" style:justify-single-word="false" fo:text-indent="0.801cm" style:auto-text-indent="false" fo:background-color="#ffffff">
        <style:tab-stops>
          <style:tab-stop style:position="1.436cm"/>
        </style:tab-stops>
        <style:background-image/>
      </style:paragraph-properties>
    </style:style>
    <style:style style:name="P78" style:family="paragraph" style:parent-style-name="Standard">
      <style:paragraph-properties fo:margin-left="0.076cm" fo:margin-right="0.025cm" fo:margin-top="0.266cm" fo:margin-bottom="0cm" fo:text-align="justify" style:justify-single-word="false" fo:text-indent="0.801cm" style:auto-text-indent="false" fo:background-color="#ffffff">
        <style:tab-stops>
          <style:tab-stop style:position="1.436cm"/>
        </style:tab-stops>
        <style:background-image/>
      </style:paragraph-properties>
      <style:text-properties style:font-name="Times New Roman" fo:font-size="14pt" fo:letter-spacing="-0.014cm" style:font-size-asian="14pt" style:font-size-complex="14pt" style:font-style-complex="italic"/>
    </style:style>
    <style:style style:name="P79" style:family="paragraph" style:parent-style-name="Standard">
      <style:paragraph-properties fo:background-color="#ffffff">
        <style:background-image/>
      </style:paragraph-properties>
    </style:style>
    <style:style style:name="P80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81" style:family="paragraph" style:parent-style-name="Standard">
      <style:paragraph-properties fo:background-color="#ffffff">
        <style:background-image/>
      </style:paragraph-properties>
      <style:text-properties fo:font-size="14pt" fo:letter-spacing="-0.012cm" style:font-size-asian="14pt" style:font-size-complex="14pt"/>
    </style:style>
    <style:style style:name="P82" style:family="paragraph" style:parent-style-name="Standard">
      <style:paragraph-properties fo:margin-left="0.076cm" fo:margin-right="0cm" fo:margin-top="0.279cm" fo:margin-bottom="0cm" fo:text-align="justify" style:justify-single-word="false" fo:text-indent="0.801cm" style:auto-text-indent="false" fo:background-color="#ffffff">
        <style:tab-stops>
          <style:tab-stop style:position="1.436cm"/>
        </style:tab-stops>
        <style:background-image/>
      </style:paragraph-properties>
    </style:style>
    <style:style style:name="P83" style:family="paragraph" style:parent-style-name="Standard">
      <style:paragraph-properties fo:margin-left="0cm" fo:margin-right="0cm" fo:text-align="justify" style:justify-single-word="false" fo:text-indent="0.953cm" style:auto-text-indent="false" fo:background-color="#ffffff">
        <style:background-image/>
      </style:paragraph-properties>
    </style:style>
    <style:style style:name="P84" style:family="paragraph" style:parent-style-name="Standard">
      <style:paragraph-properties fo:margin-left="0.025cm" fo:margin-right="0.039cm" fo:margin-top="0.012cm" fo:margin-bottom="0cm" fo:text-align="justify" style:justify-single-word="false" fo:text-indent="0cm" style:auto-text-indent="false" fo:background-color="#ffffff">
        <style:background-image/>
      </style:paragraph-properties>
    </style:style>
    <style:style style:name="P85" style:family="paragraph" style:parent-style-name="Standard">
      <style:paragraph-properties fo:margin-left="0cm" fo:margin-right="0.025cm" fo:margin-top="0.266cm" fo:margin-bottom="0cm" fo:text-align="justify" style:justify-single-word="false" fo:text-indent="0cm" style:auto-text-indent="false" fo:background-color="#ffffff">
        <style:tab-stops>
          <style:tab-stop style:position="1.436cm"/>
        </style:tab-stops>
        <style:background-image/>
      </style:paragraph-properties>
      <style:text-properties style:font-name="Times New Roman" fo:font-size="14pt" fo:letter-spacing="-0.014cm" style:font-size-asian="14pt" style:font-size-complex="14pt" style:font-style-complex="italic"/>
    </style:style>
    <style:style style:name="P86" style:family="paragraph" style:parent-style-name="Standard">
      <style:paragraph-properties fo:margin-top="0.012cm" fo:margin-bottom="0cm" fo:background-color="#ffffff">
        <style:background-image/>
      </style:paragraph-properties>
      <style:text-properties fo:font-size="14pt" fo:letter-spacing="-0.011cm" style:font-size-asian="14pt" style:font-size-complex="14pt"/>
    </style:style>
    <style:style style:name="P87" style:family="paragraph" style:parent-style-name="Standard" style:list-style-name="L1">
      <style:paragraph-properties fo:text-align="justify" style:justify-single-word="false"/>
    </style:style>
    <style:style style:name="P88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89" style:family="paragraph" style:parent-style-name="Heading_20_1">
      <style:paragraph-properties fo:text-align="start" style:justify-single-word="false"/>
    </style:style>
    <style:style style:name="P90" style:family="paragraph" style:parent-style-name="Heading_20_2">
      <style:paragraph-properties fo:text-align="start" style:justify-single-word="false"/>
    </style:style>
    <style:style style:name="P91" style:family="paragraph" style:parent-style-name="Heading_20_3">
      <style:text-properties style:font-name="Arial" fo:font-size="14pt" style:font-size-asian="14pt" style:font-size-complex="14pt"/>
    </style:style>
    <style:style style:name="P92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93" style:family="paragraph" style:parent-style-name="Heading_20_4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Heading_20_4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95" style:family="paragraph" style:parent-style-name="Heading_20_5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6" style:family="paragraph" style:parent-style-name="Обычный1" style:master-page-name="Standard">
      <style:paragraph-properties fo:line-height="100%" fo:text-align="center" style:justify-single-word="false" style:page-number="auto"/>
      <style:text-properties fo:font-size="14pt" fo:language="ru" fo:country="RU" style:font-size-asian="14pt"/>
    </style:style>
    <style:style style:name="P97" style:family="paragraph" style:parent-style-name="Standard_20__28_user_29_">
      <style:paragraph-properties fo:text-align="justify" style:justify-single-word="false"/>
    </style:style>
    <style:style style:name="P98" style:family="paragraph" style:parent-style-name="Standard_20__28_user_29_">
      <style:paragraph-properties fo:margin-left="1.251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etter-spacing="-0.014cm" style:font-size-asian="14pt" style:font-size-complex="14pt"/>
    </style:style>
    <style:style style:name="T5" style:family="text">
      <style:text-properties fo:font-size="14pt" fo:letter-spacing="-0.014cm" style:font-size-asian="14pt" style:font-size-complex="14pt" style:font-style-complex="italic"/>
    </style:style>
    <style:style style:name="T6" style:family="text">
      <style:text-properties fo:font-size="14pt" fo:letter-spacing="-0.014cm" fo:font-style="normal" style:font-size-asian="14pt" style:font-style-asian="normal" style:font-size-complex="14pt" style:font-style-complex="normal"/>
    </style:style>
    <style:style style:name="T7" style:family="text">
      <style:text-properties fo:font-size="14pt" fo:font-style="normal" style:font-size-asian="14pt" style:font-style-asian="normal" style:font-size-complex="14pt" style:font-style-complex="normal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fo:font-size="14pt" fo:language="ru" fo:country="RU" style:font-size-asian="14pt" style:language-asian="zxx" style:country-asian="none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4pt" fo:language="ru" fo:country="RU" fo:font-style="italic" style:font-size-asian="14pt" style:font-style-asian="italic"/>
    </style:style>
    <style:style style:name="T12" style:family="text">
      <style:text-properties fo:font-size="14pt" fo:letter-spacing="-0.012cm" style:font-size-asian="14pt" style:font-size-complex="14pt"/>
    </style:style>
    <style:style style:name="T13" style:family="text">
      <style:text-properties fo:font-size="14pt" fo:letter-spacing="-0.012cm" style:font-size-asian="14pt" style:font-size-complex="14pt" style:font-style-complex="italic"/>
    </style:style>
    <style:style style:name="T14" style:family="text">
      <style:text-properties fo:font-size="14pt" fo:letter-spacing="-0.012cm" fo:language="en" fo:country="US" style:font-size-asian="14pt" style:font-size-complex="14pt"/>
    </style:style>
    <style:style style:name="T15" style:family="text">
      <style:text-properties fo:font-size="14pt" fo:letter-spacing="-0.016cm" style:font-size-asian="14pt" style:font-size-complex="14pt" style:font-weight-complex="bold"/>
    </style:style>
    <style:style style:name="T16" style:family="text">
      <style:text-properties fo:font-size="14pt" fo:letter-spacing="-0.021cm" style:font-size-asian="14pt" style:font-size-complex="14pt"/>
    </style:style>
    <style:style style:name="T17" style:family="text">
      <style:text-properties fo:font-size="14pt" fo:letter-spacing="-0.011cm" style:font-size-asian="14pt" style:font-size-complex="14pt"/>
    </style:style>
    <style:style style:name="T18" style:family="text">
      <style:text-properties fo:font-size="14pt" fo:letter-spacing="-0.011cm" fo:language="en" fo:country="US" style:font-size-asian="14pt" style:font-size-complex="14pt"/>
    </style:style>
    <style:style style:name="T19" style:family="text">
      <style:text-properties fo:font-size="14pt" fo:letter-spacing="-0.007cm" style:font-size-asian="14pt" style:font-size-complex="14pt"/>
    </style:style>
    <style:style style:name="T20" style:family="text">
      <style:text-properties style:text-position="sub 58%"/>
    </style:style>
    <style:style style:name="T21" style:family="text">
      <style:text-properties style:text-position="sub 58%" fo:font-size="14pt" style:font-size-asian="14pt"/>
    </style:style>
    <style:style style:name="T22" style:family="text">
      <style:text-properties style:text-position="sub 58%" fo:font-size="14pt" style:font-size-asian="14pt" style:font-size-complex="14pt"/>
    </style:style>
    <style:style style:name="T23" style:family="text">
      <style:text-properties style:text-position="sub 58%" fo:font-size="14pt" fo:letter-spacing="-0.014cm" style:font-size-asian="14pt" style:font-size-complex="14pt" style:font-style-complex="italic"/>
    </style:style>
    <style:style style:name="T24" style:family="text">
      <style:text-properties style:text-position="sub 58%" fo:font-size="14pt" fo:letter-spacing="-0.014cm" fo:font-style="normal" style:font-size-asian="14pt" style:font-style-asian="normal" style:font-size-complex="14pt" style:font-style-complex="normal"/>
    </style:style>
    <style:style style:name="T25" style:family="text">
      <style:text-properties style:text-position="sub 58%" fo:font-size="18pt" fo:language="en" fo:country="US" style:font-size-asian="18pt"/>
    </style:style>
    <style:style style:name="T26" style:family="text">
      <style:text-properties style:text-position="sub 58%" fo:font-size="18pt" style:font-size-asian="18pt"/>
    </style:style>
    <style:style style:name="T27" style:family="text">
      <style:text-properties style:text-position="sub 58%" fo:language="en" fo:country="US"/>
    </style:style>
    <style:style style:name="T28" style:family="text">
      <style:text-properties style:text-position="sub 58%"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T29" style:family="text">
      <style:text-properties fo:language="en" fo:country="US"/>
    </style:style>
    <style:style style:name="T30" style:family="text">
      <style:text-properties fo:language="en" fo:country="US" style:font-size-complex="14pt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T33" style:family="text">
      <style:text-properties style:font-name="Times New Roman" fo:font-size="14pt" fo:letter-spacing="-0.01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Times New Roman" fo:font-size="14pt" fo:letter-spacing="-0.014cm" style:font-size-asian="14pt" style:font-size-complex="14pt" style:font-style-complex="italic"/>
    </style:style>
    <style:style style:name="T35" style:family="text">
      <style:text-properties style:font-name="Times New Roman" fo:font-size="14pt" fo:letter-spacing="-0.011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Times New Roman" fo:font-size="14pt" fo:letter-spacing="-0.011cm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tyle="normal" fo:font-weight="normal" style:font-name-asian="DejaVu Sans Mono" style:font-style-asian="normal" style:font-weight-asian="normal" style:font-name-complex="DejaVu Sans Mono" style:font-style-complex="normal" style:font-weight-complex="normal"/>
    </style:style>
    <style:style style:name="T38" style:family="text">
      <style:text-properties fo:font-size="18pt" style:font-size-asian="18pt"/>
    </style:style>
    <style:style style:name="T39" style:family="text">
      <style:text-properties fo:color="#000000"/>
    </style:style>
    <style:style style:name="T40" style:family="text">
      <style:text-properties fo:color="#000000" fo:font-size="14pt" style:font-size-asian="14pt" style:font-size-complex="14pt"/>
    </style:style>
    <style:style style:name="T41" style:family="text">
      <style:text-properties style:font-size-complex="14pt"/>
    </style:style>
    <style:style style:name="T42" style:family="text">
      <style:text-properties fo:font-variant="small-caps" fo:font-size="14pt" style:font-size-asian="14pt" style:font-size-complex="14pt"/>
    </style:style>
    <style:style style:name="T43" style:family="text">
      <style:text-properties fo:color="#ff0000" fo:font-size="14pt" style:font-size-asian="14pt" style:font-size-complex="14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934cm" draw:visible-area-height="1.311cm"/>
    </style:style>
    <style:style style:name="fr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451cm" draw:visible-area-height="1.311cm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592cm" draw:visible-area-height="1.276cm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27cm" draw:visible-area-height="1.276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27cm" draw:visible-area-height="1.381cm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851cm" draw:visible-area-height="1.381cm"/>
    </style:style>
    <style:style style:name="fr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533cm" draw:visible-area-height="0.782cm"/>
    </style:style>
    <style:style style:name="fr1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533cm" draw:visible-area-height="1.346cm"/>
    </style:style>
    <style:style style:name="fr1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11cm" draw:visible-area-height="0.676cm"/>
    </style:style>
    <style:style style:name="fr1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907cm" draw:visible-area-height="1.201cm"/>
    </style:style>
    <style:style style:name="fr1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29cm" draw:visible-area-height="1.205cm"/>
    </style:style>
    <style:style style:name="fr1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535cm" draw:visible-area-height="0.429cm"/>
    </style:style>
    <style:style style:name="fr1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828cm" draw:visible-area-height="0.676cm"/>
    </style:style>
    <style:style style:name="fr1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63cm" draw:visible-area-height="1.346cm"/>
    </style:style>
    <style:style style:name="fr1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134cm" draw:visible-area-height="0.852cm"/>
    </style:style>
    <style:style style:name="fr1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63cm" draw:visible-area-height="2.193cm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Министерство образования Рес<text:bookmark-start text:name="OCRUncertain001"/>п<text:bookmark-end text:name="OCRUncertain001"/>ублики Беларусь</text:p>
      <text:p text:style-name="P62"/>
      <text:p text:style-name="P63">Учреждение образования</text:p>
      <text:p text:style-name="P67"><text:span text:style-name="T8">“</text:span><text:span text:style-name="T8">Белорусский государственный университет информатики и радиоэлектроники”</text:span></text:p>
      <text:p text:style-name="P65"/>
      <text:p text:style-name="P64">Факультет информационных технологий и управления</text:p>
      <text:p text:style-name="P64">Кафедра <text:bookmark-start text:name="OCRUncertain002"/>интеллектуальных информа<text:bookmark-end text:name="OCRUncertain002"/>ционных технологий</text:p>
      <text:p text:style-name="P69"/>
      <text:p text:style-name="P70"><text:span text:style-name="T11">К защите допустит</text:span><text:bookmark-start text:name="OCRUncertain003"/><text:span text:style-name="T11">ь </text:span><text:bookmark-end text:name="OCRUncertain003"/><text:span text:style-name="T11"><text:line-break/></text:span><text:span text:style-name="T8">Заведующий кафедрой</text:span></text:p>
      <text:p text:style-name="P71"><text:span text:style-name="T9">(</text:span><text:span text:style-name="T8"> В.В. Голенков </text:span><text:span text:style-name="T9">)</text:span></text:p>
      <text:p text:style-name="P72"/>
      <text:p text:style-name="P12"><text:bookmark-start text:name="OCRUncertain006"/></text:p>
      <text:p text:style-name="P30"><text:bookmark-end text:name="OCRUncertain006"/>Пояснительная записка</text:p>
      <text:p text:style-name="P24">к дипломному проекту</text:p>
      <text:p text:style-name="P24">на тему</text:p>
      <text:p text:style-name="P76">Система учета и управления электронными<text:line-break/>налоовыми декларациями</text:p>
      <text:p text:style-name="P75"><text:span text:style-name="T10">БГУИР</text:span><text:span text:style-name="T10"> ДП 1 – 40 03 01 01  0</text:span><text:span text:style-name="T10">24</text:span><text:span text:style-name="T10"> ПЗ</text:span></text:p>
      <text:p text:style-name="P7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columns-spanned="2" office:value-type="string">
            <text:p text:style-name="P55">Дипломник</text:p>
          </table:table-cell>
          <table:covered-table-cell/>
          <table:table-cell table:style-name="Таблица3.A1" office:value-type="string">
            <text:p text:style-name="P55"/>
          </table:table-cell>
          <table:table-cell table:style-name="Таблица3.A1" office:value-type="string">
            <text:p text:style-name="P56"><text:span text:style-name="T41">П.</text:span><text:span text:style-name="T30"> В</text:span><text:span text:style-name="T41">. Залунин.</text:span></text:p>
          </table:table-cell>
        </table:table-row>
        <table:table-row table:style-name="Таблица3.2">
          <table:table-cell table:style-name="Таблица3.A1" table:number-columns-spanned="2" office:value-type="string">
            <text:p text:style-name="P55">Руководитель</text:p>
          </table:table-cell>
          <table:covered-table-cell/>
          <table:table-cell table:style-name="Таблица3.A1" office:value-type="string">
            <text:p text:style-name="P59"/>
          </table:table-cell>
          <table:table-cell table:style-name="Таблица3.A1" office:value-type="string">
            <text:p text:style-name="P56"><text:span text:style-name="T41">П.</text:span><text:span text:style-name="T30"> Б</text:span><text:span text:style-name="T41">. Шульц</text:span></text:p>
          </table:table-cell>
        </table:table-row>
        <table:table-row table:style-name="Таблица3.3">
          <table:table-cell table:style-name="Таблица3.A1" table:number-columns-spanned="2" office:value-type="string">
            <text:p text:style-name="P55">Консультанты:</text:p>
          </table:table-cell>
          <table:covered-table-cell/>
          <table:table-cell table:style-name="Таблица3.A1" office:value-type="string">
            <text:p text:style-name="P55"/>
          </table:table-cell>
          <table:table-cell table:style-name="Таблица3.A1" office:value-type="string">
            <text:p text:style-name="P55"/>
          </table:table-cell>
        </table:table-row>
        <table:table-row table:style-name="Таблица3.4">
          <table:table-cell table:style-name="Таблица3.A1" office:value-type="string">
            <text:p text:style-name="P57"><text:s text:c="3"/></text:p>
          </table:table-cell>
          <table:table-cell table:style-name="Таблица3.A1" office:value-type="string">
            <text:p text:style-name="P57">по специальности</text:p>
          </table:table-cell>
          <table:table-cell table:style-name="Таблица3.A1" office:value-type="string">
            <text:p text:style-name="P55"/>
          </table:table-cell>
          <table:table-cell table:style-name="Таблица3.A1" office:value-type="string">
            <text:p text:style-name="P56"><text:span text:style-name="T41">С.</text:span><text:span text:style-name="T30"> А</text:span><text:span text:style-name="T41">. Самодумкин</text:span></text:p>
          </table:table-cell>
        </table:table-row>
        <table:table-row table:style-name="Таблица3.4">
          <table:table-cell table:style-name="Таблица3.A1" office:value-type="string">
            <text:p text:style-name="P57"/>
          </table:table-cell>
          <table:table-cell table:style-name="Таблица3.A1" office:value-type="string">
            <text:p text:style-name="P57">по экономической части</text:p>
          </table:table-cell>
          <table:table-cell table:style-name="Таблица3.A1" office:value-type="string">
            <text:p text:style-name="P55"/>
          </table:table-cell>
          <table:table-cell table:style-name="Таблица3.A1" office:value-type="string">
            <text:p text:style-name="P56"><text:span text:style-name="T41">А.</text:span><text:span text:style-name="T30"> В</text:span><text:span text:style-name="T41">. Грицай</text:span></text:p>
          </table:table-cell>
        </table:table-row>
        <table:table-row table:style-name="Таблица3.4">
          <table:table-cell table:style-name="Таблица3.A1" office:value-type="string">
            <text:p text:style-name="P57"/>
          </table:table-cell>
          <table:table-cell table:style-name="Таблица3.A1" office:value-type="string">
            <text:p text:style-name="P57">по охране труда, экологической безопасности, ресурсо- и <text:s/>энергосбережению</text:p>
          </table:table-cell>
          <table:table-cell table:style-name="Таблица3.A1" office:value-type="string">
            <text:p text:style-name="P55"/>
          </table:table-cell>
          <table:table-cell table:style-name="Таблица3.A1" office:value-type="string">
            <text:p text:style-name="P56"><text:span text:style-name="T41">Д.</text:span><text:span text:style-name="T30"> </text:span><text:span text:style-name="T41">А. Мельниченко</text:span></text:p>
          </table:table-cell>
        </table:table-row>
        <table:table-row table:style-name="Таблица3.7">
          <table:table-cell table:style-name="Таблица3.A1" table:number-columns-spanned="2" office:value-type="string">
            <text:p text:style-name="P60">Нормоконтролер</text:p>
          </table:table-cell>
          <table:covered-table-cell/>
          <table:table-cell table:style-name="Таблица3.A1" office:value-type="string">
            <text:p text:style-name="P60"/>
          </table:table-cell>
          <table:table-cell table:style-name="Таблица3.A1" office:value-type="string">
            <text:p text:style-name="P61"><text:span text:style-name="T41">С.</text:span><text:span text:style-name="T30"> </text:span><text:span text:style-name="T41">А. Самодумкин</text:span></text:p>
          </table:table-cell>
        </table:table-row>
        <table:table-row table:style-name="Таблица3.3">
          <table:table-cell table:style-name="Таблица3.A1" table:number-columns-spanned="2" office:value-type="string">
            <text:p text:style-name="P55">Рецензент</text:p>
          </table:table-cell>
          <table:covered-table-cell/>
          <table:table-cell table:style-name="Таблица3.A1" office:value-type="string">
            <text:p text:style-name="P55"/>
          </table:table-cell>
          <table:table-cell table:style-name="Таблица3.A1" office:value-type="string">
            <text:p text:style-name="P58"/>
          </table:table-cell>
        </table:table-row>
      </table:table>
      <text:p text:style-name="P74"/>
      <text:p text:style-name="P66"/>
      <text:p text:style-name="P66"/>
      <text:p text:style-name="P66"/>
      <text:p text:style-name="P66">Минск 2010</text:p>
      <text:p text:style-name="P68"/>
      <text:h text:style-name="P89" text:outline-level="1"><text:soft-page-break/>Технико-экономическое обоснование системы учета и управления электронными налоговыми декларациями.</text:h>
      <text:h text:style-name="P90" text:outline-level="2">1. Характеристика программного продукта</text:h>
      <text:p text:style-name="P21"><text:tab/>Программное средство (далее ПС) автоматизирует процесс заполнения налоговых декрараций для предприятий. Позволяет создавать декларации как в бумажном, так и в электронном виде — создание e-mail сообщения, которое содержит данные, необходимые для выплаты подоходного налога, данное сообщение отправляется в налоговую инспекцию. При подаче деклараций в электронном виде, система обрабатывает ответ и позволяет исправить данные, и отправить исправленную версию. <text:s/>Система предоставляет возможность работы с 80 раличными декларациями. <text:s/>Декларации могут расчитываться автоматически, из бухгалтерских счетов , которые можно редактировать, так же пользователь может добавлять, либо исправлять данные в ручную. Система предоставляет функции аудита при отправке налоговых деклараций. Имеется возможность настройки правил, таким образом, что бы декларация перед оправкой прошла контроль нескольких пользователей. <text:s/>Данные для всех пользователях в системе хранятся централизированно, доступ к системе осуществляется с использование web-интерфейса. </text:p>
      <text:p text:style-name="P21"><text:tab/>Разработанная система относится ко второй группе сложности. По <text:s/>степени новизны относится к группе «B» с коэффициентом 0,7. Данные приведены на состояние от 1 мая 2010 года.</text:p>
      <text:h text:style-name="P90" text:outline-level="2">2. Расчет стоимостной оценки затрат</text:h>
      <text:p text:style-name="P5"><text:tab/>Расчитаем основную заработную плату использнителей для раработанного ПС. </text:p>
      <text:p text:style-name="P5"><text:tab/>2.1 Основная заработная плата расчитывается по формуле:</text:p>
      <text:p text:style-name="P7"><text:tab/><draw:frame draw:style-name="fr1" draw:name="Объект1" text:anchor-type="as-char" svg:width="4.057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где n — количество испольнителей</text:p>
      <text:p text:style-name="P34"><text:s text:c="6"/><text:span text:style-name="T29">T</text:span><text:span text:style-name="T20">Ч</text:span><text:span text:style-name="T27">i</text:span> – часовая тарифная ставка <text:span text:style-name="T29">i</text:span>-го исполнителя (руб.);</text:p>
      <text:p text:style-name="P6"><text:s text:c="16"/>Ф<text:span text:style-name="T20">Э</text:span><text:span text:style-name="T27">i</text:span> – эффективный фонд рабочего времени <text:span text:style-name="T29">i</text:span>-го исполнителя (дней)<text:tab/> <text:s text:c="25"/><text:tab/> <text:s text:c="5"/>Т<text:span text:style-name="T20">Ч</text:span> – количество часов работы в день (ч);</text:p>
      <text:p text:style-name="P6"><text:tab/> <text:s text:c="5"/>К – коэффициент премирования.</text:p>
      <text:p text:style-name="P6"/>
      <text:p text:style-name="P6"><text:tab/>В разработке будут участвовать два испольнителя (Таблица 1). <text:s/>Эффективный фонд рабочего времени для кажого испольнителя — 6 месяцев, или 132 рабочих дня. Количество часов работы в день — 8 часов. Коэффициент премирования — 1,3.</text:p>
      <text:p text:style-name="P6"/>
      <text:p text:style-name="P6"/>
      <text:p text:style-name="P6"/>
      <text:p text:style-name="P6"/>
      <text:p text:style-name="P6"><text:soft-page-break/>Таблица 1 — Разряды, ставки и тарифные коэффициенты работников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52">Наименование должности</text:p>
          </table:table-cell>
          <table:table-cell table:style-name="Таблица1.A1" office:value-type="string">
            <text:p text:style-name="P52">Разряд</text:p>
          </table:table-cell>
          <table:table-cell table:style-name="Таблица1.A1" office:value-type="string">
            <text:p text:style-name="P52">Тарифный коэффициент</text:p>
          </table:table-cell>
          <table:table-cell table:style-name="Таблица1.A1" office:value-type="string">
            <text:p text:style-name="P52">Месячная тарифная ставка</text:p>
          </table:table-cell>
          <table:table-cell table:style-name="Таблица1.E1" office:value-type="string">
            <text:p text:style-name="P52">Часовая тарифная ставка</text:p>
          </table:table-cell>
        </table:table-row>
        <table:table-row>
          <table:table-cell table:style-name="Таблица1.A2" office:value-type="string">
            <text:p text:style-name="P52">Инженер программист 1ой категории</text:p>
          </table:table-cell>
          <table:table-cell table:style-name="Таблица1.B2" office:value-type="float" office:value="14">
            <text:p text:style-name="P52">14</text:p>
          </table:table-cell>
          <table:table-cell table:style-name="Таблица1.B2" office:value-type="float" office:value="3.25">
            <text:p text:style-name="P52">3,25</text:p>
          </table:table-cell>
          <table:table-cell table:style-name="Таблица1.B2" office:value-type="float" office:value="650000">
            <text:p text:style-name="P52">650000</text:p>
          </table:table-cell>
          <table:table-cell table:style-name="Таблица1.E2" office:value-type="float" office:value="3693">
            <text:p text:style-name="P52">3693</text:p>
          </table:table-cell>
        </table:table-row>
        <table:table-row>
          <table:table-cell table:style-name="Таблица1.A2" office:value-type="string">
            <text:p text:style-name="P52">Инженер программист 2ой категории</text:p>
          </table:table-cell>
          <table:table-cell table:style-name="Таблица1.B2" office:value-type="float" office:value="11">
            <text:p text:style-name="P52">11</text:p>
          </table:table-cell>
          <table:table-cell table:style-name="Таблица1.B2" office:value-type="float" office:value="2.65">
            <text:p text:style-name="P52">2,65</text:p>
          </table:table-cell>
          <table:table-cell table:style-name="Таблица1.B2" office:value-type="float" office:value="450000">
            <text:p text:style-name="P52">450000</text:p>
          </table:table-cell>
          <table:table-cell table:style-name="Таблица1.E2" office:value-type="float" office:value="2557">
            <text:p text:style-name="P52">2557</text:p>
          </table:table-cell>
        </table:table-row>
      </table:table>
      <text:p text:style-name="P6"/>
      <text:p text:style-name="P5"/>
      <text:p text:style-name="P7"/>
      <text:p text:style-name="P7"><text:tab/><draw:frame draw:style-name="fr1" draw:name="Объект2" text:anchor-type="as-char" svg:width="6.712cm" svg:height="1.63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34"/>
      <text:p text:style-name="P34">2.2. Дополнительная заработная плата определяется в зависимости от норматива прибавки к заработной плате в <text:s/>процентах:</text:p>
      <text:p text:style-name="P34"/>
      <text:p text:style-name="P35"><draw:frame draw:style-name="fr2" draw:name="Объект3" text:anchor-type="as-char" svg:width="2.928cm" svg:height="1.305cm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p>
      <text:p text:style-name="P33"><text:span text:style-name="T1">где З</text:span><text:span text:style-name="T21">Д</text:span><text:span text:style-name="T25">i</text:span><text:span text:style-name="T21"> </text:span><text:span text:style-name="T1">– дополнительная заработная плата исполнителей на ПС (руб.);</text:span></text:p>
      <text:p text:style-name="P33"><text:span text:style-name="T1"><text:s text:c="6"/>Н</text:span><text:span text:style-name="T21">Д</text:span><text:span text:style-name="T1"> – норматив дополнительной заработной платы <text:s/>20%</text:span></text:p>
      <text:p text:style-name="P33"><text:span text:style-name="T1"><text:s text:c="6"/>Н</text:span><text:span text:style-name="T21">оi</text:span><text:span text:style-name="T1"> – сумма основной заработной платы для всех исполнителей (руб.);</text:span></text:p>
      <text:p text:style-name="P34"/>
      <text:p text:style-name="P35"><draw:frame draw:style-name="fr1" draw:name="Объект4" text:anchor-type="as-char" svg:width="5.89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34"/>
      <text:p text:style-name="P33"><text:span text:style-name="T1">2.3. Отчисления в фонд социальной защиты населения (З</text:span><text:span text:style-name="T21">Сз</text:span><text:span text:style-name="T25">i</text:span><text:span text:style-name="T1">) определяются в соответствии с действующими законодательными актами по нормативу в процентном отношении к фонду основной и дополнительной зарплаты исполнителей, определенной по нормативу, установленному в целом по организации</text:span></text:p>
      <text:p text:style-name="P36"><draw:frame draw:style-name="fr3" draw:name="Объект5" text:anchor-type="as-char" svg:width="4.445cm" svg:height="1.305cm" draw:z-index="4"><draw:object-ole xlink:href="./Object 5" xlink:type="simple" xlink:show="embed" xlink:actuate="onLoad"/><draw:image xlink:href="./ObjectReplacements/Object 5" xlink:type="simple" xlink:show="embed" xlink:actuate="onLoad"/><svg:desc>OLE-объект</svg:desc></draw:frame></text:p>
      <text:p text:style-name="P34">где Н<text:span text:style-name="T20">СЗ</text:span> – норматив отчислений в фонд социальной защиты населения, 35%.</text:p>
      <text:p text:style-name="P35"><draw:frame draw:style-name="fr1" draw:name="Объект6" text:anchor-type="as-char" svg:width="8.093cm" svg:height="1.01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34"/>
      <text:p text:style-name="P6"><text:tab/>2.4. Расходы по статье «Машинное время» (Р<text:span text:style-name="T20">М</text:span><text:span text:style-name="T25">i</text:span>) включают оплату машинного времени, необходимого для разработки и отладки ПС, которое определяется по нормативам (в машино-часах) на 100 строк исходного кода (Н<text:span text:style-name="T20">МВ</text:span>) машинного времени в зависимости от характера решаемых задач и типа <text:soft-page-break/>ПЭВМ. </text:p>
      <text:p text:style-name="P35"><draw:frame draw:style-name="fr4" draw:name="Объект10" text:anchor-type="as-char" svg:width="4.586cm" svg:height="1.27cm" draw:z-index="6"><draw:object-ole xlink:href="./Object 10" xlink:type="simple" xlink:show="embed" xlink:actuate="onLoad"/><draw:image xlink:href="./ObjectReplacements/Object 10" xlink:type="simple" xlink:show="embed" xlink:actuate="onLoad"/><svg:desc>OLE-объект</svg:desc></draw:frame></text:p>
      <text:p text:style-name="P33"><text:span text:style-name="T1">где Ц</text:span><text:span text:style-name="T21">М</text:span><text:span text:style-name="T26">i</text:span><text:span text:style-name="T1"> – цена одного машино-часа (тыс.руб.);</text:span></text:p>
      <text:p text:style-name="P33"><text:span text:style-name="T1"><text:s text:c="6"/>V</text:span><text:span text:style-name="T21">О</text:span><text:span text:style-name="T26">i</text:span><text:span text:style-name="T1"> – общий объем ПС (строк исходного кода);</text:span></text:p>
      <text:p text:style-name="P34"><text:s text:c="3"/>Н<text:span text:style-name="T20">МВ</text:span> – норматив расхода машинного времени на отладку 100 строк исходного кода (машино-часов).</text:p>
      <text:p text:style-name="P35"><draw:frame draw:style-name="fr5" draw:name="Объект11" text:anchor-type="as-char" svg:y="-0.478cm" svg:width="2.589cm" svg:height="0.531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35"/>
      <text:p text:style-name="P35"><draw:frame draw:style-name="fr5" draw:name="Объект12" text:anchor-type="as-char" svg:y="-0.478cm" svg:width="5.547cm" svg:height="0.531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34"/>
      <text:p text:style-name="P33"><text:span text:style-name="T31">2.5. </text:span><text:span text:style-name="T1">Расходы по статье «Прочие затраты» (П</text:span><text:span text:style-name="T21">З</text:span><text:span text:style-name="T25">i</text:span><text:span text:style-name="T1">) на конкретное ПС включают затраты на приобретение и подготовку специальной научно-технической информации и специальной литературы. Определяются по нормативу, разрабатываемому в целом по научной организации, в процентах к основной заработной плате</text:span></text:p>
      <text:p text:style-name="P36"><draw:frame draw:style-name="fr6" draw:name="Объект14" text:anchor-type="as-char" svg:width="3.42cm" svg:height="1.27cm" draw:z-index="9"><draw:object-ole xlink:href="./Object 14" xlink:type="simple" xlink:show="embed" xlink:actuate="onLoad"/><draw:image xlink:href="./ObjectReplacements/Object 14" xlink:type="simple" xlink:show="embed" xlink:actuate="onLoad"/><svg:desc>OLE-объект</svg:desc></draw:frame></text:p>
      <text:p text:style-name="P36"/>
      <text:p text:style-name="P34">где Н<text:span text:style-name="T20">ПЗ</text:span> – норматив прочих затрат 20%.</text:p>
      <text:p text:style-name="P6"/>
      <text:p text:style-name="P35"><draw:frame draw:style-name="fr5" draw:name="Объект15" text:anchor-type="as-char" svg:y="-0.478cm" svg:width="6.008cm" svg:height="0.998cm" draw:z-index="10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34"/>
      <text:p text:style-name="P33"><text:span text:style-name="T31">2.6. </text:span><text:span text:style-name="T1">Затраты по статье «Накладные расходы» (Р</text:span><text:span text:style-name="T21">Н</text:span><text:span text:style-name="T25">i</text:span><text:span text:style-name="T1">), связанные с необходимостью содержания аппарата управления, вспомогательных хозяйств и опытных (экспериментальных) производств, а также с расходами на общехозяйственные нужды (Р</text:span><text:span text:style-name="T21">Н</text:span><text:span text:style-name="T25">i</text:span><text:span text:style-name="T1">), относятся на конкретное ПС по нормативу (Н</text:span><text:span text:style-name="T21">РН</text:span><text:span text:style-name="T1">) в процентном отношении к основной заработной плате исполнителей. </text:span></text:p>
      <text:p text:style-name="P36"><draw:frame draw:style-name="fr7" draw:name="Объект16" text:anchor-type="as-char" svg:width="3.42cm" svg:height="1.376cm" draw:z-index="11"><draw:object-ole xlink:href="./Object 16" xlink:type="simple" xlink:show="embed" xlink:actuate="onLoad"/><draw:image xlink:href="./ObjectReplacements/Object 16" xlink:type="simple" xlink:show="embed" xlink:actuate="onLoad"/><svg:desc>OLE-объект</svg:desc></draw:frame></text:p>
      <text:p text:style-name="P34">Где Н<text:span text:style-name="T20">РН</text:span> – норматив накладных расходов в целом по научной организации 50%.</text:p>
      <text:p text:style-name="P35"><draw:frame draw:style-name="fr5" draw:name="Объект17" text:anchor-type="as-char" svg:y="-0.478cm" svg:width="5.948cm" svg:height="0.998cm" draw:z-index="12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34"/>
      <text:p text:style-name="P33"><text:span text:style-name="T1">Общая сумма расходов по всем статьям сметы (С</text:span><text:span text:style-name="T21">Р</text:span><text:span text:style-name="T25">i</text:span><text:span text:style-name="T1">) на ПС рассчитывается по формуле</text:span><text:span text:style-name="T31">:</text:span></text:p>
      <text:p text:style-name="P35"><draw:frame draw:style-name="fr5" draw:name="Объект7" text:anchor-type="as-char" svg:y="-0.478cm" svg:width="6.08cm" svg:height="0.531cm" draw:z-index="17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35"/>
      <text:p text:style-name="P35"><draw:frame draw:style-name="fr5" draw:name="Объект19" text:anchor-type="as-char" svg:y="-0.478cm" svg:width="14.429cm" svg:height="0.531cm" draw:z-index="13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35"/>
      <text:p text:style-name="P41"><text:span text:style-name="T1">2.7. затраты на сопровождение и адаптацию ПС (Р</text:span><text:span text:style-name="T21">СА</text:span><text:span text:style-name="T25">i</text:span><text:span text:style-name="T1">), которые </text:span><text:soft-page-break/><text:span text:style-name="T1">определяются по нормативу (Н</text:span><text:span text:style-name="T21">РСА</text:span><text:span text:style-name="T1">)</text:span></text:p>
      <text:p text:style-name="P36"><draw:frame draw:style-name="fr8" draw:name="Объект20" text:anchor-type="as-char" svg:width="3.845cm" svg:height="1.376cm" draw:z-index="14"><draw:object-ole xlink:href="./Object 20" xlink:type="simple" xlink:show="embed" xlink:actuate="onLoad"/><draw:image xlink:href="./ObjectReplacements/Object 20" xlink:type="simple" xlink:show="embed" xlink:actuate="onLoad"/><svg:desc>OLE-объект</svg:desc></draw:frame></text:p>
      <text:p text:style-name="P34">где Н<text:span text:style-name="T20">рас</text:span> – норматив расходов на сопровождение и адаптацию - 10%.</text:p>
      <text:p text:style-name="P35"/>
      <text:p text:style-name="P35"><draw:frame draw:style-name="fr5" draw:name="Объект21" text:anchor-type="as-char" svg:y="-0.478cm" svg:width="6.271cm" svg:height="0.998cm" draw:z-index="1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38"/>
      <text:p text:style-name="P39"><text:span text:style-name="T1">Общая сумма расходов на разработку (с затратами на сопровождение и адаптацию) как полная себестоимость ПС (С</text:span><text:span text:style-name="T21">П</text:span><text:span text:style-name="T1">) определяется по формуле:</text:span></text:p>
      <text:p text:style-name="P36"><draw:frame draw:style-name="fr9" draw:name="Объект23" text:anchor-type="as-char" svg:width="3.528cm" svg:height="0.776cm" draw:z-index="18"><draw:object-ole xlink:href="./Object 23" xlink:type="simple" xlink:show="embed" xlink:actuate="onLoad"/><draw:image xlink:href="./ObjectReplacements/Object 23" xlink:type="simple" xlink:show="embed" xlink:actuate="onLoad"/><svg:desc>OLE-объект</svg:desc></draw:frame></text:p>
      <text:p text:style-name="P36"/>
      <text:p text:style-name="P35"><draw:frame draw:style-name="fr5" draw:name="Объект25" text:anchor-type="as-char" svg:y="-0.478cm" svg:width="7.431cm" svg:height="0.531cm" draw:z-index="19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36"/>
      <text:p text:style-name="P20">Прибыль программный продукт рассчитывается по формуле:</text:p>
      <text:p text:style-name="P36"><draw:frame draw:style-name="fr10" draw:name="Объект24" text:anchor-type="as-char" svg:width="3.528cm" svg:height="1.341cm" draw:z-index="20"><draw:object-ole xlink:href="./Object 24" xlink:type="simple" xlink:show="embed" xlink:actuate="onLoad"/><draw:image xlink:href="./ObjectReplacements/Object 24" xlink:type="simple" xlink:show="embed" xlink:actuate="onLoad"/></draw:frame></text:p>
      <text:p text:style-name="P36"/>
      <text:p text:style-name="P35"><draw:frame draw:style-name="fr5" draw:name="Объект26" text:anchor-type="as-char" svg:y="-0.478cm" svg:width="6.442cm" svg:height="0.998cm" draw:z-index="34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39"><text:span text:style-name="T1">где П</text:span><text:span text:style-name="T21">пс</text:span><text:span text:style-name="T25">i</text:span><text:span text:style-name="T1"> – прибыль от реализации ПС заказчику (тыс.руб.);</text:span></text:p>
      <text:p text:style-name="P39"><text:span text:style-name="T1"><text:s text:c="6"/>У</text:span><text:span text:style-name="T21">Рп</text:span><text:span text:style-name="T25">i</text:span><text:span text:style-name="T1"> – уровень рентабельности ПС 30%;</text:span></text:p>
      <text:p text:style-name="P39"><text:span text:style-name="T1"><text:s text:c="6"/>С</text:span><text:span text:style-name="T21">П</text:span><text:span text:style-name="T25">i</text:span><text:span text:style-name="T1"> – себестоимость ПС (тыс.руб.).</text:span></text:p>
      <text:p text:style-name="P37"/>
      <text:p text:style-name="P37"><text:tab/>Прогнозируемая отпускная цена без налогов</text:p>
      <text:p text:style-name="P7"><draw:frame draw:style-name="fr11" draw:name="Объект22" text:anchor-type="as-char" svg:width="3.104cm" svg:height="0.67cm" draw:z-index="16"><draw:object-ole xlink:href="./Object 22" xlink:type="simple" xlink:show="embed" xlink:actuate="onLoad"/><draw:image xlink:href="./ObjectReplacements/Object 22" xlink:type="simple" xlink:show="embed" xlink:actuate="onLoad"/><svg:desc>OLE-объект</svg:desc></draw:frame>.</text:p>
      <text:p text:style-name="P35"/>
      <text:p text:style-name="P35"><draw:frame draw:style-name="fr5" draw:name="Объект27" text:anchor-type="as-char" svg:y="-0.478cm" svg:width="7.786cm" svg:height="0.531cm" draw:z-index="21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35"/>
      <text:p text:style-name="P5">Рассчитаем налог на добавочную стоимость(НДС) по формулу:</text:p>
      <text:p text:style-name="P7"><draw:frame draw:style-name="fr5" draw:name="Объект28" text:anchor-type="as-char" svg:y="-0.478cm" svg:width="3.194cm" svg:height="1.062cm" draw:z-index="22"><draw:object xlink:href="./Object 28" xlink:type="simple" xlink:show="embed" xlink:actuate="onLoad"/><draw:image xlink:href="./ObjectReplacements/Object 28" xlink:type="simple" xlink:show="embed" xlink:actuate="onLoad"/><svg:desc>формула</svg:desc></draw:frame><text:tab/></text:p>
      <text:h text:style-name="P93" text:outline-level="4">Согласно действующему законадательству, норматив налога на добавочную стоимость, <draw:frame draw:style-name="fr5" draw:name="Объект29" text:anchor-type="as-char" svg:y="-0.478cm" svg:width="1.642cm" svg:height="0.531cm" draw:z-index="23"><draw:object xlink:href="./Object 29" xlink:type="simple" xlink:show="embed" xlink:actuate="onLoad"/><draw:image xlink:href="./ObjectReplacements/Object 29" xlink:type="simple" xlink:show="embed" xlink:actuate="onLoad"/><svg:desc>формула</svg:desc></draw:frame>%<text:tab/></text:h>
      <text:p text:style-name="P10"><draw:frame draw:style-name="fr5" draw:name="Объект30" text:anchor-type="as-char" svg:y="-0.478cm" svg:width="6.849cm" svg:height="0.998cm" draw:z-index="24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11">Прогнозируемая отпускная цена рассчитывается по формуле:</text:p>
      <text:p text:style-name="P10"><draw:frame draw:style-name="fr5" draw:name="Объект31" text:anchor-type="as-char" svg:y="-0.478cm" svg:width="3.057cm" svg:height="0.531cm" draw:z-index="25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10"><draw:frame draw:style-name="fr5" draw:name="Объект32" text:anchor-type="as-char" svg:y="-0.478cm" svg:width="7.625cm" svg:height="0.531cm" draw:z-index="26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11">Прибыль, оставшаяся в распоряжении организации-разработчика, определяется по формуле:</text:p>
      <text:p text:style-name="P10"><text:soft-page-break/><draw:frame draw:style-name="fr5" draw:name="Объект33" text:anchor-type="as-char" svg:y="-0.478cm" svg:width="3.759cm" svg:height="1.062cm" draw:z-index="27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1">где Hнп — норматив налога на прибыль (%), Ннп = 24%.</text:p>
      <text:p text:style-name="P10"><draw:frame draw:style-name="fr5" draw:name="Объект34" text:anchor-type="as-char" svg:y="-0.478cm" svg:width="7.966cm" svg:height="0.998cm" draw:z-index="28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h text:style-name="P94" text:outline-level="4">2. Расчет экономической эффективности внедрения<text:tab/>программного продукта</text:h>
      <text:h text:style-name="P92" text:outline-level="3">2.1. <text:s/>Расчет капитальных затрат</text:h>
      <text:p text:style-name="P51"><text:span text:style-name="T1">Общие капитальные вложения (К</text:span><text:span text:style-name="T21">о</text:span><text:span text:style-name="T1">) заказчика (потребителя), связанные с приобретением, внедрением и использованием ПС, рассчитываются по формуле:</text:span></text:p>
      <text:p text:style-name="P47"><text:span text:style-name="T5">К</text:span><text:span text:style-name="T23">о</text:span><text:span text:style-name="T5"> = К</text:span><text:span text:style-name="T23">пр</text:span><text:span text:style-name="T5"> + К</text:span><text:span text:style-name="T23">ос</text:span><text:span text:style-name="T5"> + К</text:span><text:span text:style-name="T23">тс</text:span><text:span text:style-name="T5"> + К</text:span><text:span text:style-name="T23">об</text:span></text:p>
      <text:p text:style-name="P22"><text:span text:style-name="T1">где К</text:span><text:span text:style-name="T21">пр</text:span><text:span text:style-name="T1"> – затраты пользователя на приобретение ПС по отпускной цене разработчика с учетом стоимости услуг по эксплуатации и сопровождению (тыс.руб.);</text:span></text:p>
      <text:p text:style-name="P22"><text:span text:style-name="T1"><text:s text:c="8"/>К</text:span><text:span text:style-name="T21">ос</text:span><text:span text:style-name="T1"> – затраты пользователя на освоение ПС (тыс.руб.);</text:span></text:p>
      <text:p text:style-name="P22"><text:span text:style-name="T1"><text:s text:c="8"/>Кпр</text:span><text:span text:style-name="T31"> = </text:span><text:span text:style-name="T32">35480839</text:span><text:span text:style-name="T32"> руб</text:span></text:p>
      <text:p text:style-name="P48">Затраты на освоение ПС рассчитываются по формуле:</text:p>
      <text:p text:style-name="P50"><text:span text:style-name="T2">К</text:span><text:span text:style-name="T22">ос</text:span><text:span text:style-name="T2"> = З</text:span><text:span text:style-name="T22">см</text:span><text:span text:style-name="T2"> * К</text:span><text:span text:style-name="T22">нз</text:span><text:span text:style-name="T2"> * Ч</text:span><text:span text:style-name="T22">по</text:span><text:span text:style-name="T2"> * Т</text:span><text:span text:style-name="T22">ос </text:span><text:span text:style-name="T2">+ Ц</text:span><text:span text:style-name="T22">м</text:span><text:span text:style-name="T2"> * Т</text:span><text:span text:style-name="T22">мос <text:s/></text:span></text:p>
      <text:p text:style-name="P42"><text:span text:style-name="T32">где З</text:span><text:span text:style-name="T28">см</text:span><text:span text:style-name="T32"> – среднемесячная з./п. работающего бухгалтера <text:s/>(руб.); К</text:span><text:span text:style-name="T28">нз</text:span><text:span text:style-name="T32"> – коэффициент начислений на зарплату (ед.); Ч</text:span><text:span text:style-name="T28">по </text:span><text:span text:style-name="T32">– численность бухгалтеров, занятых освоением ПС (чел.); Т</text:span><text:span text:style-name="T28">ос</text:span><text:span text:style-name="T32"> – продолжительность освоения (мес.); Ц</text:span><text:span text:style-name="T28">м</text:span><text:span text:style-name="T32"> – цена одного машино-часа работы ЭВМ (ден. ед.); Т</text:span><text:span text:style-name="T28">мос</text:span><text:span text:style-name="T32"> – расход машинного времени на освоение ПС (машино-часов);</text:span></text:p>
      <text:p text:style-name="P46"/>
      <text:p text:style-name="P8"><draw:frame draw:style-name="fr5" draw:name="Объект46" text:anchor-type="as-char" svg:y="-0.478cm" svg:width="8.625cm" svg:height="0.531cm" draw:z-index="35"><draw:object xlink:href="./Object 46" xlink:type="simple" xlink:show="embed" xlink:actuate="onLoad"/><draw:image xlink:href="./ObjectReplacements/Object 46" xlink:type="simple" xlink:show="embed" xlink:actuate="onLoad"/></draw:frame></text:p>
      <text:p text:style-name="P8"/>
      <text:p text:style-name="P8"><draw:frame draw:style-name="fr5" draw:name="Объект47" text:anchor-type="as-char" svg:y="-0.478cm" svg:width="7.255cm" svg:height="0.531cm" draw:z-index="41"><draw:object xlink:href="./Object 47" xlink:type="simple" xlink:show="embed" xlink:actuate="onLoad"/><draw:image xlink:href="./ObjectReplacements/Object 47" xlink:type="simple" xlink:show="embed" xlink:actuate="onLoad"/></draw:frame></text:p>
      <text:p text:style-name="P8"/>
      <text:h text:style-name="P91" text:outline-level="3">2.2. <text:s/>Расчет экономии ресурсов при внедрении программного продукта</text:h>
      <text:p text:style-name="P78">В связи с внедрением ПС на предприятии, снизится нагрузка на работников, которые занимались подсчетами для налоговых декларациях. Это связано с тем, что система подсчитывает большинство значений для каждой декларации автоматически, на основании данных, которые зарегестрированы в модуле «Бухгалтерская Книга» разработанной ПС. В таблице 2 приведены исходные данные для предприятия.</text:p>
      <text:p text:style-name="P77"><text:span text:style-name="T34">До внедрения ПС один сотрудник занимался ведением бухгалтерской книги. Второй сотрудник, на основании информации из бухгалтерской книги занимался подсчетами, необходимыми для заполнения деклараций. После внедрения ПС один </text:span><text:soft-page-break/><text:span text:style-name="T34">сотрудник может взять на себя работу по заполнению деклараций, так как трудоемкость данного процесса существенно уменьшится — фактически, ему не надо будет проводить никаких расчетов (ПС займется выполнением данных операций), он будет занят прежней работой, на которую у него будет уходить меньше времени, в связи с автоматизацией процесса. </text:span></text:p>
      <text:p text:style-name="P78">Соответственно, из отдела, в котором работают сотрудники, ответственные за подсчет данных для налоговых деклараций, можно высвободить одного сотрудника, за счет снижения нагрузки.</text:p>
      <text:p text:style-name="P78"/>
      <text:p text:style-name="P78">Таблица-2. Исходные данные.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4">Название</text:p>
          </table:table-cell>
          <table:table-cell table:style-name="Таблица4.B1" office:value-type="string">
            <text:p text:style-name="P54">Значение</text:p>
          </table:table-cell>
        </table:table-row>
        <table:table-row>
          <table:table-cell table:style-name="Таблица4.A2" office:value-type="string">
            <text:p text:style-name="P53">Количество сотрудников, которые занимаются заполнением деклараций</text:p>
          </table:table-cell>
          <table:table-cell table:style-name="Таблица4.B2" office:value-type="string">
            <text:p text:style-name="P53">2 человека</text:p>
          </table:table-cell>
        </table:table-row>
        <table:table-row>
          <table:table-cell table:style-name="Таблица4.A2" office:value-type="string">
            <text:p text:style-name="P53">Месячная заработная плата сотрудников, занятых подсчетом деклараций (руб.)</text:p>
          </table:table-cell>
          <table:table-cell table:style-name="Таблица4.B3" office:value-type="float" office:value="700000">
            <text:p text:style-name="P53">700000</text:p>
          </table:table-cell>
        </table:table-row>
        <table:table-row>
          <table:table-cell table:style-name="Таблица4.A2" office:value-type="string">
            <text:p text:style-name="P53">Процент дополнительной заработной платы</text:p>
          </table:table-cell>
          <table:table-cell table:style-name="Таблица4.B4" office:value-type="percentage" office:value="0.2">
            <text:p text:style-name="P53">20,00%</text:p>
          </table:table-cell>
        </table:table-row>
        <table:table-row>
          <table:table-cell table:style-name="Таблица4.A2" office:value-type="string">
            <text:p text:style-name="P53">Количество деклараций в квартал</text:p>
          </table:table-cell>
          <table:table-cell table:style-name="Таблица4.B5" office:value-type="float" office:value="80">
            <text:p text:style-name="P53">80</text:p>
          </table:table-cell>
        </table:table-row>
        <table:table-row>
          <table:table-cell table:style-name="Таблица4.A2" office:value-type="string">
            <text:p text:style-name="P53">Количество деклараций в год</text:p>
          </table:table-cell>
          <table:table-cell table:style-name="Таблица4.B5" office:value-type="float" office:value="320">
            <text:p text:style-name="P53">320</text:p>
          </table:table-cell>
        </table:table-row>
      </table:table>
      <text:p text:style-name="P85"/>
      <text:p text:style-name="P82"><text:span text:style-name="T13">1. Прирост прибыли за счет экономии расходов на заработную плату,<text:line-break/></text:span><text:span text:style-name="T5">связанный с высвобождением работника с повременной оплатой труда, </text:span><text:span text:style-name="T4">опре</text:span><text:span text:style-name="T2">деляется по формуле:</text:span></text:p>
      <text:p text:style-name="P80"><text:span text:style-name="T42">Эзп = Кпр</text:span><text:span text:style-name="T42"><draw:frame draw:style-name="fr12" draw:name="Объект9" text:anchor-type="as-char" svg:width="1.905cm" svg:height="1.199cm" draw:z-index="42"><draw:object-ole xlink:href="./Object 9" xlink:type="simple" xlink:show="embed" xlink:actuate="onLoad"/><draw:image xlink:href="./ObjectReplacements/Object 9" xlink:type="simple" xlink:show="embed" xlink:actuate="onLoad"/><svg:desc>OLE-объект</svg:desc></draw:frame></text:span><text:span text:style-name="T42"> </text:span><text:span text:style-name="T15">• </text:span><text:span text:style-name="T16"><text:s/>(1 +</text:span><text:span text:style-name="T2"> Нд/100)*(1+Нно/100),</text:span></text:p>
      <text:p text:style-name="P81">где Кпр - коэффициент премий за выполнение плановых заданий <text:s/>2,0 ; </text:p>
      <text:p text:style-name="P79"><text:span text:style-name="T17"><text:s text:c="8"/>∆Ч</text:span><text:span text:style-name="T18">i</text:span><text:span text:style-name="T17"> – <text:s/>абсолютное высвобождение работников <text:s/>1н ;</text:span></text:p>
      <text:p text:style-name="P83"><text:span text:style-name="T12">3</text:span><text:span text:style-name="T14">i</text:span><text:span text:style-name="T12"> - годовая заработная плата высвобождаемых работников </text:span><text:span text:style-name="T14">i</text:span><text:span text:style-name="T12">-й кате</text:span><text:span text:style-name="T2">гории, ден. ед.;</text:span></text:p>
      <text:p text:style-name="P86"><text:s text:c="8"/>Нд - процент дополнительной заработной платы, 20%;</text:p>
      <text:p text:style-name="P84"><text:span text:style-name="T19"><text:s text:c="6"/>Нно - ставка отчислений от заработной платы, включае</text:span><text:span text:style-name="T2">мых в себестоимость продукции 35%;</text:span></text:p>
      <text:p text:style-name="P84"><text:span text:style-name="T35"><text:s text:c="6"/></text:span><text:span text:style-name="T36">n</text:span><text:span text:style-name="T35"> — колество категорий, которым принадлежат высвобожденные работники.</text:span></text:p>
      <text:p text:style-name="P3"><draw:frame draw:style-name="fr5" draw:name="Объект13" text:anchor-type="as-char" svg:y="-0.478cm" svg:width="10.94cm" svg:height="0.531cm" draw:z-index="4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3"/>
      <text:p text:style-name="P19">П<text:span text:style-name="T26">ч</text:span><text:span text:style-name="T38"> </text:span>= <draw:frame draw:style-name="fr13" draw:name="Объект41" text:anchor-type="as-char" svg:width="1.517cm" svg:height="1.727cm" draw:z-index="29"><draw:object-ole xlink:href="./Object 41" xlink:type="simple" xlink:show="embed" xlink:actuate="onLoad"/><draw:image xlink:href="./ObjectReplacements/Object 41" xlink:type="simple" xlink:show="embed" xlink:actuate="onLoad"/><svg:desc>OLE-объект</svg:desc></draw:frame> (1- Нп/100),</text:p>
      <text:p text:style-name="P4">где <text:span text:style-name="T29">n</text:span> – виды затрат, по которым получена экономия;</text:p>
      <text:p text:style-name="P4"><text:s text:c="6"/>Э<text:span text:style-name="T29">i</text:span> – сумма экономии, полученная за счет снижения <text:span text:style-name="T29">i</text:span>-го вида затрат, ден. ед.</text:p>
      <text:p text:style-name="P15">Нп <text:s/>- ставка налога на прибыль, <text:s/>24%.</text:p>
      <text:p text:style-name="P16"><text:soft-page-break/><draw:frame draw:style-name="fr5" draw:name="Объект42" text:anchor-type="as-char" svg:y="-0.478cm" svg:width="8.079cm" svg:height="0.531cm" draw:z-index="30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16"/>
      <text:p text:style-name="P43"><text:span text:style-name="T7">В процессе использования нового ПС чистая прибыль в конечном итоге возмещает капитальные затраты. Однако, полученные при этом суммы результатов (прибыли) и затрат (капитальных вложений) по годам приводят к единому времени – расчетному году (за расчетный год принят 2010 год) путем умножения результатов и затрат за каждый год на коэффициент приведения (</text:span><text:span text:style-name="T7"><draw:frame draw:style-name="fr14" draw:name="Объект43" text:anchor-type="as-char" svg:width="0.529cm" svg:height="0.415cm" draw:z-index="31"><draw:object-ole xlink:href="./Object 43" xlink:type="simple" xlink:show="embed" xlink:actuate="onLoad"/><draw:image xlink:href="./ObjectReplacements/Object 43" xlink:type="simple" xlink:show="embed" xlink:actuate="onLoad"/><svg:desc>OLE-объект</svg:desc></draw:frame></text:span><text:span text:style-name="T7">), который рассчитывается по формуле:</text:span></text:p>
      <text:p text:style-name="P44"><draw:frame draw:style-name="fr15" draw:name="Объект44" text:anchor-type="as-char" svg:width="2.828cm" svg:height="0.661cm" draw:z-index="32"><draw:object-ole xlink:href="./Object 44" xlink:type="simple" xlink:show="embed" xlink:actuate="onLoad"/><draw:image xlink:href="./ObjectReplacements/Object 44" xlink:type="simple" xlink:show="embed" xlink:actuate="onLoad"/><svg:desc>OLE-объект</svg:desc></draw:frame></text:p>
      <text:p text:style-name="P43"><text:span text:style-name="T6">где Е</text:span><text:span text:style-name="T24">н</text:span><text:span text:style-name="T6"> – норматив приведения разновременных затрат и результатов; t</text:span><text:span text:style-name="T24">p</text:span><text:span text:style-name="T6"> – расчетный год, t</text:span><text:span text:style-name="T24">p</text:span><text:span text:style-name="T6"> = 1; t – номер года, результаты и затраты которого приводятся к расчетному.</text:span></text:p>
      <text:p text:style-name="P42"><text:span text:style-name="T33">Норматив приведения разновременных затрат и результатов (Е</text:span>нвт<text:span text:style-name="T33">) для программных средств ВТ в существующей практике принимается равным 0,2. Следовательно, при решении данной задачи коэффициентам приведения (</text:span><text:span text:style-name="T33"><draw:frame draw:style-name="fr14" draw:name="Объект45" text:anchor-type="as-char" svg:width="0.529cm" svg:height="0.415cm" draw:z-index="33"><draw:object-ole xlink:href="./Object 45" xlink:type="simple" xlink:show="embed" xlink:actuate="onLoad"/><draw:image xlink:href="./ObjectReplacements/Object 45" xlink:type="simple" xlink:show="embed" xlink:actuate="onLoad"/><svg:desc>OLE-объект</svg:desc></draw:frame></text:span><text:span text:style-name="T33">) по годам будут соответствовать следующие значения:</text:span></text:p>
      <text:p text:style-name="P14"><text:span text:style-name="T6"><draw:frame draw:style-name="fr5" draw:name="Объект57" text:anchor-type="as-char" svg:y="-0.478cm" svg:width="3.38cm" svg:height="0.591cm" draw:z-index="44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6"> - расчетный год</text:span></text:p>
      <text:p text:style-name="P1"><text:span text:style-name="T6"><draw:frame draw:style-name="fr5" draw:name="Объект58" text:anchor-type="as-char" svg:y="-0.478cm" svg:width="3.923cm" svg:height="0.591cm" draw:z-index="45"><draw:object xlink:href="./Object 58" xlink:type="simple" xlink:show="embed" xlink:actuate="onLoad"/><draw:image xlink:href="./ObjectReplacements/Object 58" xlink:type="simple" xlink:show="embed" xlink:actuate="onLoad"/></draw:frame></text:span><text:span text:style-name="T6">- 2011 год</text:span></text:p>
      <text:p text:style-name="P1"><text:span text:style-name="T6"><draw:frame draw:style-name="fr5" draw:name="Объект59" text:anchor-type="as-char" svg:y="-0.478cm" svg:width="3.916cm" svg:height="0.591cm" draw:z-index="46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6">- 2012 год</text:span></text:p>
      <text:p text:style-name="P2"><text:span text:style-name="T33"><draw:frame draw:style-name="fr5" draw:name="Объект60" text:anchor-type="as-char" svg:y="-0.478cm" svg:width="3.926cm" svg:height="0.591cm" draw:z-index="47"><draw:object xlink:href="./Object 60" xlink:type="simple" xlink:show="embed" xlink:actuate="onLoad"/><draw:image xlink:href="./ObjectReplacements/Object 60" xlink:type="simple" xlink:show="embed" xlink:actuate="onLoad"/></draw:frame></text:span><text:span text:style-name="T33">- 2013 год</text:span></text:p>
      <text:p text:style-name="P2">Результаты расчета показателей эффективности приведены в таблице 3.</text:p>
      <text:h text:style-name="P95" text:outline-level="5">Таблица 3 - Расчет экономического эффекта от использования нового ПС.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25">Показатели</text:p>
          </table:table-cell>
          <table:table-cell table:style-name="Таблица2.A1" office:value-type="string">
            <text:p text:style-name="P25">Ед. измерения</text:p>
          </table:table-cell>
          <table:table-cell table:style-name="Таблица2.A1" office:value-type="string">
            <text:p text:style-name="P25">2010</text:p>
          </table:table-cell>
          <table:table-cell table:style-name="Таблица2.A1" office:value-type="string">
            <text:p text:style-name="P25">2011</text:p>
          </table:table-cell>
          <table:table-cell table:style-name="Таблица2.A1" office:value-type="string">
            <text:p text:style-name="P25">2012</text:p>
          </table:table-cell>
          <table:table-cell table:style-name="Таблица2.F1" office:value-type="string">
            <text:p text:style-name="P25">2013</text:p>
          </table:table-cell>
        </table:table-row>
        <table:table-row table:style-name="Таблица2.1"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5">2</text:p>
          </table:table-cell>
          <table:table-cell table:style-name="Таблица2.A1" office:value-type="string">
            <text:p text:style-name="P25">3</text:p>
          </table:table-cell>
          <table:table-cell table:style-name="Таблица2.A1" office:value-type="string">
            <text:p text:style-name="P25">4</text:p>
          </table:table-cell>
          <table:table-cell table:style-name="Таблица2.A1" office:value-type="string">
            <text:p text:style-name="P25">5</text:p>
          </table:table-cell>
          <table:table-cell table:style-name="Таблица2.F1" office:value-type="string">
            <text:p text:style-name="P25">6</text:p>
          </table:table-cell>
        </table:table-row>
        <table:table-row table:style-name="Таблица2.3">
          <table:table-cell table:style-name="Таблица2.A1" office:value-type="string">
            <text:p text:style-name="P26">Результаты:</text:p>
          </table:table-cell>
          <table:table-cell table:style-name="Таблица2.F1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29"><text:span text:style-name="T2">Прирост прибыли за счет экономии затрат (П</text:span><text:span text:style-name="T22">ч</text:span><text:span text:style-name="T2">)</text:span></text:p>
          </table:table-cell>
          <table:table-cell table:style-name="Таблица2.A1" office:value-type="string">
            <text:p text:style-name="P25">тыс. руб.</text:p>
          </table:table-cell>
          <table:table-cell table:style-name="Таблица2.A1" office:value-type="string">
            <text:p text:style-name="P32">0</text:p>
          </table:table-cell>
          <table:table-cell table:style-name="Таблица2.A1" office:value-type="string">
            <text:p text:style-name="P32"><text:span text:style-name="T37">20684160</text:span> </text:p>
          </table:table-cell>
          <table:table-cell table:style-name="Таблица2.A1" office:value-type="string">
            <text:p text:style-name="P32"><text:span text:style-name="T37">20684160</text:span> </text:p>
          </table:table-cell>
          <table:table-cell table:style-name="Таблица2.F1" office:value-type="string">
            <text:p text:style-name="P32"><text:span text:style-name="T37">20684160</text:span> </text:p>
          </table:table-cell>
        </table:table-row>
        <table:table-row table:style-name="Таблица2.1">
          <table:table-cell table:style-name="Таблица2.A1" office:value-type="string">
            <text:p text:style-name="P25">То же с учетом фактора времени</text:p>
          </table:table-cell>
          <table:table-cell table:style-name="Таблица2.A1" office:value-type="string">
            <text:p text:style-name="P25">тыс. руб.</text:p>
          </table:table-cell>
          <table:table-cell table:style-name="Таблица2.A1" office:value-type="string">
            <text:p text:style-name="P32">0</text:p>
          </table:table-cell>
          <table:table-cell table:style-name="Таблица2.D5" office:value-type="float" office:value="17167852">
            <text:p text:style-name="P31">17167852</text:p>
          </table:table-cell>
          <table:table-cell table:style-name="Таблица2.D5" office:value-type="float" office:value="14272070">
            <text:p text:style-name="P31">14272070</text:p>
          </table:table-cell>
          <table:table-cell table:style-name="Таблица2.F5" office:value-type="float" office:value="11996812">
            <text:p text:style-name="P31">11996812</text:p>
          </table:table-cell>
        </table:table-row>
        <table:table-row table:style-name="Таблица2.1">
          <table:table-cell table:style-name="Таблица2.A1" office:value-type="string">
            <text:p text:style-name="P26">Затраты:</text:p>
          </table:table-cell>
          <table:table-cell table:style-name="Таблица2.F1" table:number-columns-spanned="5" office:value-type="string">
            <text:p text:style-name="P45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29"><text:span text:style-name="T2">Приобретение адаптация и освоение ПС (К</text:span><text:span text:style-name="T22">пр</text:span><text:span text:style-name="T2">)</text:span></text:p>
          </table:table-cell>
          <table:table-cell table:style-name="Таблица2.A1" office:value-type="string">
            <text:p text:style-name="P25">тыс. руб.</text:p>
          </table:table-cell>
          <table:table-cell table:style-name="Таблица2.D5" office:value-type="float" office:value="35480839">
            <text:p text:style-name="P32"><text:span text:style-name="T37">35480839</text:span>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F1" office:value-type="string">
            <text:p text:style-name="P25">0</text:p>
          </table:table-cell>
        </table:table-row>
        <table:table-row table:style-name="Таблица2.1">
          <table:table-cell table:style-name="Таблица2.A1" office:value-type="string">
            <text:p text:style-name="P29"><text:span text:style-name="T2">Освоение ПС (К</text:span><text:span text:style-name="T22">ос</text:span><text:span text:style-name="T2">)</text:span></text:p>
          </table:table-cell>
          <table:table-cell table:style-name="Таблица2.A1" office:value-type="string">
            <text:p text:style-name="P25">тыс. руб.</text:p>
          </table:table-cell>
          <table:table-cell table:style-name="Таблица2.A1" office:value-type="string">
            <text:p text:style-name="P27"><text:span text:style-name="T37">370000</text:span></text:p>
            <text:p text:style-name="P32"/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F1" office:value-type="string">
            <text:p text:style-name="P25">0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25">Всего затрат</text:p>
          </table:table-cell>
          <table:table-cell table:style-name="Таблица2.A1" office:value-type="string">
            <text:p text:style-name="P25">тыс. руб.</text:p>
          </table:table-cell>
          <table:table-cell table:style-name="Таблица2.D5" office:value-type="float" office:value="35850839">
            <text:p text:style-name="P27"><text:span text:style-name="T37">35850839</text:span>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F1" office:value-type="string">
            <text:p text:style-name="P25">0</text:p>
          </table:table-cell>
        </table:table-row>
        <table:table-row table:style-name="Таблица2.1">
          <table:table-cell table:style-name="Таблица2.A1" office:value-type="string">
            <text:p text:style-name="P25">То же с учетом фактора времени тыс.</text:p>
          </table:table-cell>
          <table:table-cell table:style-name="Таблица2.A1" office:value-type="string">
            <text:p text:style-name="P25">тыс. руб.</text:p>
          </table:table-cell>
          <table:table-cell table:style-name="Таблица2.D5" office:value-type="float" office:value="35850839">
            <text:p text:style-name="P32"><text:span text:style-name="T37">35850839</text:span>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F1" office:value-type="string">
            <text:p text:style-name="P25">0</text:p>
          </table:table-cell>
        </table:table-row>
        <table:table-row table:style-name="Таблица2.1">
          <table:table-cell table:style-name="Таблица2.A1" office:value-type="string">
            <text:p text:style-name="P26">Экономический эффект:</text:p>
          </table:table-cell>
          <table:table-cell table:style-name="Таблица2.F1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25">Превышение результата над затратами тыс. руб.</text:p>
          </table:table-cell>
          <table:table-cell table:style-name="Таблица2.A1" office:value-type="string">
            <text:p text:style-name="P25">тыс. руб.</text:p>
          </table:table-cell>
          <table:table-cell table:style-name="Таблица2.A1" office:value-type="string">
            <text:p text:style-name="P32">-<text:span text:style-name="T37">35 850 839</text:span></text:p>
          </table:table-cell>
          <table:table-cell table:style-name="Таблица2.D5" office:value-type="float" office:value="-15166679">
            <text:p text:style-name="P31">-15166679</text:p>
          </table:table-cell>
          <table:table-cell table:style-name="Таблица2.D5" office:value-type="float" office:value="5517481">
            <text:p text:style-name="P31">5517481</text:p>
          </table:table-cell>
          <table:table-cell table:style-name="Таблица2.F5" office:value-type="float" office:value="26201641">
            <text:p text:style-name="P31">26201641</text:p>
          </table:table-cell>
        </table:table-row>
        <table:table-row table:style-name="Таблица2.1">
          <table:table-cell table:style-name="Таблица2.A1" office:value-type="string">
            <text:p text:style-name="P25">То же нарастающим итогом</text:p>
          </table:table-cell>
          <table:table-cell table:style-name="Таблица2.A1" office:value-type="string">
            <text:p text:style-name="P25">тыс. руб.</text:p>
          </table:table-cell>
          <table:table-cell table:style-name="Таблица2.A1" office:value-type="string">
            <text:p text:style-name="P32">-<text:span text:style-name="T37">35 850 839</text:span></text:p>
          </table:table-cell>
          <table:table-cell table:style-name="Таблица2.D5" office:value-type="float" office:value="-18682987">
            <text:p text:style-name="P31">-18682987</text:p>
          </table:table-cell>
          <table:table-cell table:style-name="Таблица2.D5" office:value-type="float" office:value="-4410917">
            <text:p text:style-name="P31">-4410917</text:p>
          </table:table-cell>
          <table:table-cell table:style-name="Таблица2.F5" office:value-type="float" office:value="7585895">
            <text:p text:style-name="P31">7585895</text:p>
          </table:table-cell>
        </table:table-row>
        <table:table-row table:style-name="Таблица2.1">
          <table:table-cell table:style-name="Таблица2.A1" office:value-type="string">
            <text:p text:style-name="P25">Коэффициент приведения</text:p>
          </table:table-cell>
          <table:table-cell table:style-name="Таблица2.A1" office:value-type="string">
            <text:p text:style-name="P49"/>
          </table:table-cell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31">0,83</text:p>
          </table:table-cell>
          <table:table-cell table:style-name="Таблица2.A1" office:value-type="string">
            <text:p text:style-name="P31">0,69</text:p>
          </table:table-cell>
          <table:table-cell table:style-name="Таблица2.F1" office:value-type="string">
            <text:p text:style-name="P31">0,58</text:p>
          </table:table-cell>
        </table:table-row>
      </table:table>
      <text:p text:style-name="P23"><text:s/></text:p>
      <text:p text:style-name="P22"><text:span text:style-name="T2"><text:s text:c="10"/>Рассчитаем рентабельность инвестиций в приобретение прграммного продукта <text:s/>(Р</text:span><text:span text:style-name="T22">И</text:span><text:span text:style-name="T2">) по формуле </text:span></text:p>
      <text:p text:style-name="P28"><draw:frame draw:style-name="fr16" draw:name="Объект52" text:anchor-type="as-char" svg:width="3.457cm" svg:height="1.341cm" draw:z-index="36"><draw:object-ole xlink:href="./Object 52" xlink:type="simple" xlink:show="embed" xlink:actuate="onLoad"/><draw:image xlink:href="./ObjectReplacements/Object 52" xlink:type="simple" xlink:show="embed" xlink:actuate="onLoad"/><svg:desc>OLE-объект</svg:desc></draw:frame><text:span text:style-name="T2">, <text:s text:c="2"/></text:span></text:p>
      <text:p text:style-name="P22"><text:span text:style-name="T2">где</text:span> <draw:frame draw:style-name="fr17" draw:name="Объект53" text:anchor-type="as-char" svg:width="1.127cm" svg:height="0.847cm" draw:z-index="37"><draw:object-ole xlink:href="./Object 53" xlink:type="simple" xlink:show="embed" xlink:actuate="onLoad"/><draw:image xlink:href="./ObjectReplacements/Object 53" xlink:type="simple" xlink:show="embed" xlink:actuate="onLoad"/><svg:desc>OLE-объект</svg:desc></draw:frame> - <text:span text:style-name="T2">среднегодовая величина чистой прибыли за расчетный период, ден. ед., которая определяется по формуле</text:span></text:p>
      <text:p text:style-name="P28"><draw:frame draw:style-name="fr18" draw:name="Объект54" text:anchor-type="as-char" svg:width="3.457cm" svg:height="2.187cm" draw:z-index="38"><draw:object-ole xlink:href="./Object 54" xlink:type="simple" xlink:show="embed" xlink:actuate="onLoad"/><draw:image xlink:href="./ObjectReplacements/Object 54" xlink:type="simple" xlink:show="embed" xlink:actuate="onLoad"/><svg:desc>OLE-объект</svg:desc></draw:frame><text:span text:style-name="T2">,</text:span></text:p>
      <text:p text:style-name="P22"><text:span text:style-name="T2">где <text:s/>- чистая прибыль, полученная в году </text:span><text:span text:style-name="T3">t</text:span><text:span text:style-name="T2">, ден. ед.</text:span></text:p>
      <text:p text:style-name="P9"><text:s text:c="9"/>В результате технико-экономического обоснования применения программмного продукта были получены следующие значения показателей их эффективности:</text:p>
      <text:p text:style-name="P17"><draw:frame draw:style-name="fr5" draw:name="Объект55" text:anchor-type="as-char" svg:y="-0.478cm" svg:width="11.224cm" svg:height="0.531cm" draw:z-index="39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13"><text:span text:style-name="T6"><draw:frame draw:style-name="fr5" draw:name="Объект56" text:anchor-type="as-char" svg:y="-0.478cm" svg:width="5.383cm" svg:height="0.531cm" draw:z-index="40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6">%</text:span></text:p>
      <text:p text:style-name="P18"/>
      <text:p text:style-name="P40">В результате технико-экономического обоснования применения программного продукта были получены следующие значения показателей:</text:p>
      <text:list xml:id="list343331774" text:style-name="L1">
        <text:list-item>
          <text:list>
            <text:list-item>
              <text:p text:style-name="P87"><text:span text:style-name="T2">Чистый дисконтированный доход за четыре года производства продукции составит </text:span><text:span text:style-name="T40">7585895 руб</text:span><text:span text:style-name="T2">.</text:span></text:p>
            </text:list-item>
            <text:list-item>
              <text:p text:style-name="P88">Все инвестиции окупаются на третий год использования программного продукта; </text:p>
            </text:list-item>
            <text:list-item>
              <text:p text:style-name="P88">Рентабельность инвестиций составляет 43%</text:p>
            </text:list-item>
          </text:list>
        </text:list-item>
      </text:list>
      <text:p text:style-name="P97"><text:span text:style-name="T2"><text:tab/></text:span></text:p>
      <text:p text:style-name="P97"><text:span text:style-name="T2">Полученные результаты свидетельствуют об эффективности разработки и внедрения в эксплуатацию программного средства по учету и управлению </text:span><text:soft-page-break/><text:span text:style-name="T2">электронными налоговыми декларациями.</text:span></text:p>
      <text:p text:style-name="P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DejaVu Sans1" svg:font-family="'DejaVu Sans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49cm" style:auto-text-indent="false"/>
      <style:text-properties fo:font-size="14pt" style:font-size-asian="14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ody_20_Text_20_2" style:display-name="Body Text 2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text-align="end" style:justify-single-word="false"/>
      <style:text-properties fo:font-size="14pt" style:font-size-asian="14pt" style:font-size-complex="10pt"/>
    </style:style>
    <style:style style:name="Обычный1" style:family="paragraph">
      <style:paragraph-properties fo:line-height="150%" fo:orphans="2" fo:widows="2"/>
      <style:text-properties style:use-window-font-color="true" style:font-name="Times New Roman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Заголовок_20_31" style:display-name="Заголовок 31" style:family="paragraph" style:parent-style-name="Обычный1" style:next-style-name="Обычный1">
      <style:paragraph-properties fo:margin-left="0cm" fo:margin-right="0.247cm" fo:margin-top="2.963cm" fo:margin-bottom="0cm" fo:line-height="0.847cm" fo:text-align="center" style:justify-single-word="false" fo:orphans="0" fo:widows="0" fo:text-indent="0cm" style:auto-text-indent="false" fo:keep-with-next="always"/>
      <style:text-properties fo:font-size="22pt" fo:language="ru" fo:country="RU" fo:font-weight="bold" style:font-size-asian="22pt" style:font-weight-asian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ru" fo:country="RU" style:letter-kerning="true" style:font-name-asian="DejaVu Sans1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2T00:27:46</meta:creation-date>
    <dc:date>2010-05-26T01:19:33</dc:date>
    <meta:editing-duration>PT40H38M30S</meta:editing-duration>
    <meta:editing-cycles>503</meta:editing-cycles>
    <meta:generator>OpenOffice.org/3.2$Linux OpenOffice.org_project/320m12$Build-9483</meta:generator>
    <meta:document-statistic meta:table-count="4" meta:image-count="0" meta:object-count="48" meta:page-count="10" meta:paragraph-count="249" meta:word-count="1578" meta:character-count="11609"/>
  </office:meta>
</office:document-meta>
</file>

<file path=Object 1/content.xml><?xml version="1.0" encoding="utf-8"?>
<math xmlns="http://www.w3.org/1998/Math/MathML">
  <semantics>
    <mrow>
      <msub>
        <mi>З</mi>
        <mi>о</mi>
      </msub>
      <mi mathvariant="normal">=</mi>
      <mrow>
        <munderover>
          <mi mathvariant="normal">∑</mi>
          <mn>1</mn>
          <mi>n</mi>
        </munderover>
        <mrow>
          <mrow>
            <mrow>
              <msub>
                <mi>Т</mi>
                <mi mathvariant="italic">чi</mi>
              </msub>
              <mi mathvariant="normal">∗</mi>
              <msub>
                <mi>T</mi>
                <mi>ч</mi>
              </msub>
            </mrow>
            <mi mathvariant="normal">∗</mi>
            <msub>
              <mi>Ф</mi>
              <mi>э</mi>
            </msub>
          </mrow>
          <mi mathvariant="normal">∗</mi>
          <mi>K</mi>
        </mrow>
      </mrow>
    </mrow>
    <annotation encoding="StarMath 5.0">З_{о} = sum from {1} to {n} {Т_{чi} * T_{ч} * Ф_{э} * K}</annotation>
  </semantics>
</math>
</file>

<file path=Object 11/content.xml><?xml version="1.0" encoding="utf-8"?>
<math xmlns="http://www.w3.org/1998/Math/MathML">
  <semantics>
    <mrow>
      <mrow>
        <msub>
          <mi>Ц</mi>
          <mi mathvariant="italic">мi</mi>
        </msub>
        <mi mathvariant="normal">=</mi>
        <mn>730</mn>
      </mrow>
      <mi mathvariant="italic">руб</mi>
    </mrow>
    <annotation encoding="StarMath 5.0">Ц_{мi} = 730 руб</annotation>
  </semantics>
</math>
</file>

<file path=Object 12/content.xml><?xml version="1.0" encoding="utf-8"?>
<math xmlns="http://www.w3.org/1998/Math/MathML">
  <semantics>
    <mrow>
      <mrow>
        <mrow>
          <msub>
            <mi>Р</mi>
            <mi mathvariant="italic">мi</mi>
          </msub>
          <mi mathvariant="normal">=</mi>
          <mrow>
            <mrow>
              <mn>730</mn>
              <mi mathvariant="normal">∗</mi>
              <mn>132</mn>
            </mrow>
            <mi mathvariant="normal">∗</mi>
            <mn>8</mn>
          </mrow>
        </mrow>
        <mi mathvariant="normal">=</mi>
        <mn>770880</mn>
      </mrow>
      <mi mathvariant="italic">руб</mi>
    </mrow>
    <annotation encoding="StarMath 5.0">Р_{мi} = 730 * 132 * 8 = 770880 руб</annotation>
  </semantics>
</math>
</file>

<file path=Object 13/content.xml><?xml version="1.0" encoding="utf-8"?>
<math xmlns="http://www.w3.org/1998/Math/MathML">
  <semantics>
    <mrow>
      <mrow>
        <mrow>
          <msub>
            <mi>Э</mi>
            <mi>з</mi>
          </msub>
          <mi mathvariant="normal">=</mi>
          <mrow>
            <mrow>
              <mrow>
                <mn>2</mn>
                <mi mathvariant="normal">∗</mi>
                <mrow>
                  <mo stretchy="false">(</mo>
                  <mrow>
                    <mrow>
                      <mn>1</mn>
                      <mi mathvariant="normal">∗</mi>
                      <mn>700000</mn>
                    </mrow>
                    <mi mathvariant="normal">∗</mi>
                    <mn>264</mn>
                  </mrow>
                  <mo stretchy="false">)</mo>
                </mrow>
              </mrow>
              <mi mathvariant="normal">∗</mi>
              <mrow>
                <mo stretchy="false">(</mo>
                <mrow>
                  <mn>1</mn>
                  <mo stretchy="false">+</mo>
                  <mn>0,2</mn>
                </mrow>
                <mo stretchy="false">)</mo>
              </mrow>
            </mrow>
            <mi mathvariant="normal">∗</mi>
            <mrow>
              <mo stretchy="false">(</mo>
              <mrow>
                <mn>1</mn>
                <mo stretchy="false">+</mo>
                <mn>0,35</mn>
              </mrow>
              <mo stretchy="false">)</mo>
            </mrow>
          </mrow>
        </mrow>
        <mi mathvariant="normal">=</mi>
        <mn>27</mn>
      </mrow>
      <mn>216</mn>
      <mn>000</mn>
      <mi mathvariant="italic">руб</mi>
    </mrow>
    <annotation encoding="StarMath 5.0">Э_{з} = 2*(1*700000*264)*(1+0,2)*(1+0,35) = 27 216 000 руб</annotation>
  </semantics>
</math>
</file>

<file path=Object 15/content.xml><?xml version="1.0" encoding="utf-8"?>
<math xmlns="http://www.w3.org/1998/Math/MathML">
  <semantics>
    <mrow>
      <mrow>
        <mrow>
          <msub>
            <mi>П</mi>
            <mi mathvariant="italic">зi</mi>
          </msub>
          <mi mathvariant="normal">=</mi>
          <mfrac>
            <mrow>
              <mn>8580000</mn>
              <mi mathvariant="normal">∗</mi>
              <mn>20</mn>
            </mrow>
            <mn>100</mn>
          </mfrac>
        </mrow>
        <mi mathvariant="normal">=</mi>
        <mn>1716000</mn>
      </mrow>
      <mi mathvariant="italic">руб</mi>
    </mrow>
    <annotation encoding="StarMath 5.0">П_{зi} = {8580000 * 20} over {100} = 1716000 руб</annotation>
  </semantics>
</math>
</file>

<file path=Object 17/content.xml><?xml version="1.0" encoding="utf-8"?>
<math xmlns="http://www.w3.org/1998/Math/MathML">
  <semantics>
    <mrow>
      <mrow>
        <mrow>
          <msub>
            <mi>Р</mi>
            <mi mathvariant="italic">нi</mi>
          </msub>
          <mi mathvariant="normal">=</mi>
          <mfrac>
            <mrow>
              <mn>8580000</mn>
              <mi mathvariant="normal">∗</mi>
              <mn>50</mn>
            </mrow>
            <mn>100</mn>
          </mfrac>
        </mrow>
        <mi mathvariant="normal">=</mi>
        <mn>4290000</mn>
      </mrow>
      <mi mathvariant="italic">руб</mi>
    </mrow>
    <annotation encoding="StarMath 5.0">Р_{нi} = {8580000 * 50} over {100} = 4290000 руб</annotation>
  </semantics>
</math>
</file>

<file path=Object 19/content.xml><?xml version="1.0" encoding="utf-8"?>
<math xmlns="http://www.w3.org/1998/Math/MathML">
  <semantics>
    <mrow>
      <mrow>
        <mrow>
          <msub>
            <mi>C</mi>
            <mi mathvariant="italic">pi</mi>
          </msub>
          <mi mathvariant="normal">=</mi>
          <mrow>
            <mrow>
              <mrow>
                <mrow>
                  <mrow>
                    <mn>8580000</mn>
                    <mo stretchy="false">+</mo>
                    <mn>1716000</mn>
                  </mrow>
                  <mo stretchy="false">+</mo>
                  <mn>3603600</mn>
                </mrow>
                <mo stretchy="false">+</mo>
                <mn>770880</mn>
              </mrow>
              <mo stretchy="false">+</mo>
              <mn>1716000</mn>
            </mrow>
            <mo stretchy="false">+</mo>
            <mn>4290000</mn>
          </mrow>
        </mrow>
        <mi mathvariant="normal">=</mi>
        <mn>20676480</mn>
      </mrow>
      <mi mathvariant="italic">руб</mi>
    </mrow>
    <annotation encoding="StarMath 5.0">C_{pi} = 8580000 + 1716000 + 3603600 + 770880 + 1716000 + 4290000 = 20676480 руб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sub>
                  <mi>З</mi>
                  <mi mathvariant="italic">o1</mi>
                </msub>
                <mi mathvariant="normal">=</mi>
                <mrow>
                  <mrow>
                    <mrow>
                      <mn>3693</mn>
                      <mi mathvariant="normal">∗</mi>
                      <mn>8</mn>
                    </mrow>
                    <mi mathvariant="normal">∗</mi>
                    <mn>132</mn>
                  </mrow>
                  <mi mathvariant="normal">∗</mi>
                  <mn>1,3</mn>
                </mrow>
              </mrow>
              <mi mathvariant="normal">=</mi>
              <mn>5069750</mn>
            </mrow>
            <mi mathvariant="italic">руб</mi>
          </mrow>
        </mtd>
      </mtr>
      <mtr>
        <mtd>
          <mrow>
            <mrow>
              <mrow>
                <msub>
                  <mi>З</mi>
                  <mi mathvariant="italic">o2</mi>
                </msub>
                <mi mathvariant="normal">=</mi>
                <mrow>
                  <mrow>
                    <mrow>
                      <mn>2557</mn>
                      <mi mathvariant="normal">∗</mi>
                      <mn>8</mn>
                    </mrow>
                    <mi mathvariant="normal">∗</mi>
                    <mn>132</mn>
                  </mrow>
                  <mi mathvariant="normal">∗</mi>
                  <mn>1,3</mn>
                </mrow>
              </mrow>
              <mi mathvariant="normal">=</mi>
              <mn>3510250</mn>
            </mrow>
            <mi mathvariant="italic">руб</mi>
          </mrow>
        </mtd>
      </mtr>
      <mtr>
        <mtd>
          <mrow>
            <mrow>
              <msub>
                <mi>З</mi>
                <mi>о</mi>
              </msub>
              <mi mathvariant="normal">=</mi>
              <mn>8580000</mn>
            </mrow>
            <mi mathvariant="italic">руб</mi>
          </mrow>
        </mtd>
      </mtr>
    </mtable>
    <annotation encoding="StarMath 5.0">З_{o1} = 3693 * 8 * 132 * 1,3  = 5069750 руб newline
З_{o2} = 2557 * 8 * 132 * 1,3  = 3510250 руб newline
З_{о} = 8580000 руб</annotation>
  </semantics>
</math>
</file>

<file path=Object 21/content.xml><?xml version="1.0" encoding="utf-8"?>
<math xmlns="http://www.w3.org/1998/Math/MathML">
  <semantics>
    <mrow>
      <mrow>
        <mrow>
          <msub>
            <mi>Р</mi>
            <mi mathvariant="italic">саi</mi>
          </msub>
          <mi mathvariant="normal">=</mi>
          <mfrac>
            <mrow>
              <mn>20676480</mn>
              <mi mathvariant="normal">∗</mi>
              <mn>10</mn>
            </mrow>
            <mn>100</mn>
          </mfrac>
        </mrow>
        <mi mathvariant="normal">=</mi>
        <mn>2067648</mn>
      </mrow>
      <mi mathvariant="italic">руб</mi>
    </mrow>
    <annotation encoding="StarMath 5.0">Р_{саi} = {20676480*10} over {100} = 2067648 руб</annotation>
  </semantics>
</math>
</file>

<file path=Object 25/content.xml><?xml version="1.0" encoding="utf-8"?>
<math xmlns="http://www.w3.org/1998/Math/MathML">
  <semantics>
    <mrow>
      <mrow>
        <mrow>
          <msub>
            <mi>С</mi>
            <mi mathvariant="italic">пi</mi>
          </msub>
          <mi mathvariant="normal">=</mi>
          <mrow>
            <mn>20676480</mn>
            <mo stretchy="false">+</mo>
            <mn>2067648</mn>
          </mrow>
        </mrow>
        <mi mathvariant="normal">=</mi>
        <mn>22744128</mn>
      </mrow>
      <mi mathvariant="italic">руб</mi>
    </mrow>
    <annotation encoding="StarMath 5.0">С_{пi} = 20676480 + 2067648 = 22744128 руб</annotation>
  </semantics>
</math>
</file>

<file path=Object 26/content.xml><?xml version="1.0" encoding="utf-8"?>
<math xmlns="http://www.w3.org/1998/Math/MathML">
  <semantics>
    <mrow>
      <mrow>
        <mrow>
          <msub>
            <mi>П</mi>
            <mi mathvariant="italic">псi</mi>
          </msub>
          <mi mathvariant="normal">=</mi>
          <mfrac>
            <mrow>
              <mn>22744128</mn>
              <mi mathvariant="normal">∗</mi>
              <mn>30</mn>
            </mrow>
            <mn>100</mn>
          </mfrac>
        </mrow>
        <mi mathvariant="normal">=</mi>
        <mn>6</mn>
      </mrow>
      <mn>823</mn>
      <mn>238</mn>
      <mi mathvariant="italic">руб</mi>
    </mrow>
    <annotation encoding="StarMath 5.0">П_{псi} = {22744128*30} over {100} = 6 823 238 руб</annotation>
  </semantics>
</math>
</file>

<file path=Object 27/content.xml><?xml version="1.0" encoding="utf-8"?>
<math xmlns="http://www.w3.org/1998/Math/MathML">
  <semantics>
    <mrow>
      <mi/>
      <mrow>
        <mrow>
          <msub>
            <mi>Ц</mi>
            <mi mathvariant="italic">пi</mi>
          </msub>
          <mi mathvariant="normal">=</mi>
          <mrow>
            <mn>22744128</mn>
            <mo stretchy="false">+</mo>
            <mn>6823238</mn>
          </mrow>
        </mrow>
        <mi mathvariant="normal">=</mi>
        <mn>29</mn>
      </mrow>
      <mn>567</mn>
      <mn>366</mn>
      <mi mathvariant="italic">руб.</mi>
    </mrow>
    <annotation encoding="StarMath 5.0">`Ц_{пi} = 22744128+6823238 = 29 567 366 руб.</annotation>
  </semantics>
</math>
</file>

<file path=Object 28/content.xml><?xml version="1.0" encoding="utf-8"?>
<math xmlns="http://www.w3.org/1998/Math/MathML">
  <semantics>
    <mrow>
      <msub>
        <mi mathvariant="italic">НДС</mi>
        <mi>i</mi>
      </msub>
      <mi mathvariant="normal">=</mi>
      <mfrac>
        <mrow>
          <msub>
            <mi>Ц</mi>
            <mi mathvariant="italic">пi</mi>
          </msub>
          <mi mathvariant="normal">∗</mi>
          <msub>
            <mi>Н</mi>
            <mi mathvariant="italic">дс</mi>
          </msub>
        </mrow>
        <mn>100</mn>
      </mfrac>
    </mrow>
    <annotation encoding="StarMath 5.0">НДС_{i} = {Ц_{пi}*Н_{дс}} over {100}</annotation>
  </semantics>
</math>
</file>

<file path=Object 29/content.xml><?xml version="1.0" encoding="utf-8"?>
<math xmlns="http://www.w3.org/1998/Math/MathML">
  <semantics>
    <mrow>
      <mrow>
        <msub>
          <mi>Н</mi>
          <mi mathvariant="italic">дс</mi>
        </msub>
        <mi mathvariant="normal">=</mi>
        <mn>20</mn>
      </mrow>
      <mtext/>
    </mrow>
    <annotation encoding="StarMath 5.0">Н_{дс} = 20 %</annotation>
  </semantics>
</math>
</file>

<file path=Object 30/content.xml><?xml version="1.0" encoding="utf-8"?>
<math xmlns="http://www.w3.org/1998/Math/MathML">
  <semantics>
    <mrow>
      <mrow>
        <mrow>
          <msub>
            <mi mathvariant="italic">НДС</mi>
            <mi>i</mi>
          </msub>
          <mi mathvariant="normal">=</mi>
          <mfrac>
            <mrow>
              <mn>29567366</mn>
              <mi mathvariant="normal">∗</mi>
              <mn>20</mn>
            </mrow>
            <mn>100</mn>
          </mfrac>
        </mrow>
        <mi mathvariant="normal">=</mi>
        <mn>5</mn>
      </mrow>
      <mn>913</mn>
      <mn>473</mn>
      <mi mathvariant="italic">руб.</mi>
    </mrow>
    <annotation encoding="StarMath 5.0">НДС_{i} = {29567366*20} over {100} = 5 913 473 руб.</annotation>
  </semantics>
</math>
</file>

<file path=Object 31/content.xml><?xml version="1.0" encoding="utf-8"?>
<math xmlns="http://www.w3.org/1998/Math/MathML">
  <semantics>
    <mrow>
      <msub>
        <mi>Ц</mi>
        <mi>о</mi>
      </msub>
      <mi mathvariant="normal">=</mi>
      <mrow>
        <msub>
          <mi>Ц</mi>
          <mi mathvariant="italic">пi</mi>
        </msub>
        <mo stretchy="false">+</mo>
        <msub>
          <mi mathvariant="italic">НДС</mi>
          <mi>i</mi>
        </msub>
      </mrow>
    </mrow>
    <annotation encoding="StarMath 5.0">Ц_{о} = Ц_{пi} + НДС_{i}</annotation>
  </semantics>
</math>
</file>

<file path=Object 32/content.xml><?xml version="1.0" encoding="utf-8"?>
<math xmlns="http://www.w3.org/1998/Math/MathML">
  <semantics>
    <mrow>
      <mrow>
        <mrow>
          <msub>
            <mi>Ц</mi>
            <mi>о</mi>
          </msub>
          <mi mathvariant="normal">=</mi>
          <mrow>
            <mn>29567366</mn>
            <mo stretchy="false">+</mo>
            <mn>5913473</mn>
          </mrow>
        </mrow>
        <mi mathvariant="normal">=</mi>
        <mn>35</mn>
      </mrow>
      <mn>480</mn>
      <mn>839</mn>
      <mi mathvariant="italic">руб.</mi>
    </mrow>
    <annotation encoding="StarMath 5.0">Ц_{о} = 29567366 + 5913473  = 35 480 839 руб.</annotation>
  </semantics>
</math>
</file>

<file path=Object 33/content.xml><?xml version="1.0" encoding="utf-8"?>
<math xmlns="http://www.w3.org/1998/Math/MathML">
  <semantics>
    <mrow>
      <msub>
        <mi>П</mi>
        <mi>ч</mi>
      </msub>
      <mi mathvariant="normal">=</mi>
      <mrow>
        <msub>
          <mi>П</mi>
          <mi mathvariant="italic">пс</mi>
        </msub>
        <mi mathvariant="normal">−</mi>
        <mfrac>
          <mrow>
            <msub>
              <mi>П</mi>
              <mi mathvariant="italic">пс</mi>
            </msub>
            <mi mathvariant="normal">∗</mi>
            <msub>
              <mi>Н</mi>
              <mi mathvariant="italic">нп</mi>
            </msub>
          </mrow>
          <mn>100</mn>
        </mfrac>
      </mrow>
    </mrow>
    <annotation encoding="StarMath 5.0">П_{ч} = П_{пс} - {П_{пс}*Н_{нп}} over {100}</annotation>
  </semantics>
</math>
</file>

<file path=Object 34/content.xml><?xml version="1.0" encoding="utf-8"?>
<math xmlns="http://www.w3.org/1998/Math/MathML">
  <semantics>
    <mrow>
      <mrow>
        <mrow>
          <msub>
            <mi>П</mi>
            <mi>ч</mi>
          </msub>
          <mi mathvariant="normal">=</mi>
          <mrow>
            <mn>6823238</mn>
            <mi mathvariant="normal">−</mi>
            <mfrac>
              <mrow>
                <mn>6823238</mn>
                <mi mathvariant="normal">∗</mi>
                <mn>24</mn>
              </mrow>
              <mn>100</mn>
            </mfrac>
          </mrow>
        </mrow>
        <mi mathvariant="normal">=</mi>
        <mn>5</mn>
      </mrow>
      <mn>185</mn>
      <mn>660</mn>
      <mi mathvariant="italic">руб.</mi>
    </mrow>
    <annotation encoding="StarMath 5.0">П_{ч} = 6823238 - {6823238*24} over {100} = 5 185 660 руб.</annotation>
  </semantics>
</math>
</file>

<file path=Object 4/content.xml><?xml version="1.0" encoding="utf-8"?>
<math xmlns="http://www.w3.org/1998/Math/MathML">
  <semantics>
    <mrow>
      <mrow>
        <mrow>
          <msub>
            <mi>З</mi>
            <mi>Д</mi>
          </msub>
          <mi mathvariant="normal">=</mi>
          <mfrac>
            <mrow>
              <mn>8580000</mn>
              <mi mathvariant="normal">∗</mi>
              <mn>20</mn>
            </mrow>
            <mn>100</mn>
          </mfrac>
        </mrow>
        <mi mathvariant="normal">=</mi>
        <mn>1716000</mn>
      </mrow>
      <mi mathvariant="italic">руб</mi>
    </mrow>
    <annotation encoding="StarMath 5.0">З_{Д} = {8580000*20} over {100} = 1716000 руб</annotation>
  </semantics>
</math>
</file>

<file path=Object 42/content.xml><?xml version="1.0" encoding="utf-8"?>
<math xmlns="http://www.w3.org/1998/Math/MathML">
  <semantics>
    <mrow>
      <mrow>
        <mrow>
          <msub>
            <mi>П</mi>
            <mi>ч</mi>
          </msub>
          <mi mathvariant="normal">=</mi>
          <mrow>
            <mn>27216000</mn>
            <mi mathvariant="normal">∗</mi>
            <mrow>
              <mo stretchy="false">(</mo>
              <mrow>
                <mn>1</mn>
                <mi mathvariant="normal">−</mi>
                <mrow>
                  <mn>24</mn>
                  <mi mathvariant="normal">/</mi>
                  <mn>100</mn>
                </mrow>
              </mrow>
              <mo stretchy="false">)</mo>
            </mrow>
          </mrow>
        </mrow>
        <mi mathvariant="normal">=</mi>
        <mn>20</mn>
      </mrow>
      <mn>684</mn>
      <mn>160</mn>
      <mi mathvariant="italic">руб</mi>
    </mrow>
    <annotation encoding="StarMath 5.0">П_{ч} = 27216000 * (1 - 24/100) = 20 684 160 руб</annotation>
  </semantics>
</math>
</file>

<file path=Object 46/content.xml><?xml version="1.0" encoding="utf-8"?>
<math xmlns="http://www.w3.org/1998/Math/MathML">
  <semantics>
    <mrow>
      <mrow>
        <mrow>
          <msub>
            <mi>К</mi>
            <mi mathvariant="italic">ос</mi>
          </msub>
          <mi mathvariant="normal">=</mi>
          <mrow>
            <mrow>
              <mrow>
                <mrow>
                  <mn>700000</mn>
                  <mi mathvariant="normal">∗</mi>
                  <mn>0.5</mn>
                </mrow>
                <mi mathvariant="normal">∗</mi>
                <mn>1</mn>
              </mrow>
              <mi mathvariant="normal">∗</mi>
              <mn>1</mn>
            </mrow>
            <mo stretchy="false">+</mo>
            <mrow>
              <mn>2500</mn>
              <mi mathvariant="normal">∗</mi>
              <mn>8</mn>
            </mrow>
          </mrow>
        </mrow>
        <mi mathvariant="normal">=</mi>
        <mn>370000.0</mn>
      </mrow>
      <mi mathvariant="italic">руб</mi>
    </mrow>
    <annotation encoding="StarMath 5.0">К_{ос} = 700000*0.5*1*1+2500*8 = 370000.0 руб</annotation>
  </semantics>
</math>
</file>

<file path=Object 47/content.xml><?xml version="1.0" encoding="utf-8"?>
<math xmlns="http://www.w3.org/1998/Math/MathML">
  <semantics>
    <mrow>
      <mrow>
        <mrow>
          <msub>
            <mi>К</mi>
            <mi>о</mi>
          </msub>
          <mi mathvariant="normal">=</mi>
          <mrow>
            <mn>370000</mn>
            <mo stretchy="false">+</mo>
            <mn>35480839</mn>
          </mrow>
        </mrow>
        <mi mathvariant="normal">=</mi>
        <mn>35</mn>
      </mrow>
      <mn>850</mn>
      <mn>839</mn>
      <mi mathvariant="italic">руб</mi>
    </mrow>
    <annotation encoding="StarMath 5.0">К_{о} = 370000 + 35480839 = 35 850 839 руб</annotation>
  </semantics>
</math>
</file>

<file path=Object 55/content.xml><?xml version="1.0" encoding="utf-8"?>
<math xmlns="http://www.w3.org/1998/Math/MathML">
  <semantics>
    <mrow>
      <mrow>
        <mrow>
          <msub>
            <mi>П</mi>
            <mi mathvariant="italic">чср</mi>
          </msub>
          <mi mathvariant="normal">=</mi>
          <mrow>
            <mrow>
              <mo stretchy="false">(</mo>
              <mrow>
                <mrow>
                  <mrow>
                    <mn>0</mn>
                    <mo stretchy="false">+</mo>
                    <mn>20684160</mn>
                  </mrow>
                  <mo stretchy="false">+</mo>
                  <mn>20684160</mn>
                </mrow>
                <mo stretchy="false">+</mo>
                <mn>20684160</mn>
              </mrow>
              <mo stretchy="false">)</mo>
            </mrow>
            <mi mathvariant="normal">/</mi>
            <mn>4</mn>
          </mrow>
        </mrow>
        <mi mathvariant="normal">=</mi>
        <mn>15513120</mn>
      </mrow>
      <mi mathvariant="italic">руб</mi>
    </mrow>
    <annotation encoding="StarMath 5.0">П_{чср} = (0 + 20684160 + 20684160 + 20684160)/4 = 15513120 руб</annotation>
  </semantics>
</math>
</file>

<file path=Object 56/content.xml><?xml version="1.0" encoding="utf-8"?>
<math xmlns="http://www.w3.org/1998/Math/MathML">
  <semantics>
    <mrow>
      <mrow>
        <mrow>
          <msub>
            <mi>Р</mi>
            <mi>и</mi>
          </msub>
          <mi mathvariant="normal">=</mi>
          <mrow>
            <mn>15513120</mn>
            <mi mathvariant="normal">/</mi>
            <mn>35850839</mn>
          </mrow>
        </mrow>
        <mi mathvariant="normal">=</mi>
        <mn>43</mn>
      </mrow>
      <mtext/>
    </mrow>
    <annotation encoding="StarMath 5.0">Р_{и} = 15513120/35850839 = 43 %</annotation>
  </semantics>
</math>
</file>

<file path=Object 57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1</mn>
          </mrow>
        </msup>
      </mrow>
      <mi mathvariant="normal">=</mi>
      <mn>1</mn>
    </mrow>
    <annotation encoding="StarMath 5.0">%alpha_{1} = (1+0,2)^{1-1} = 1</annotation>
  </semantics>
</math>
</file>

<file path=Object 58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2</mn>
          </mrow>
        </msup>
      </mrow>
      <mi mathvariant="normal">=</mi>
      <mn>0,83</mn>
    </mrow>
    <annotation encoding="StarMath 5.0">%alpha_{1} = (1+0,2)^{1-2} = 0,83</annotation>
  </semantics>
</math>
</file>

<file path=Object 59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3</mn>
          </mrow>
        </msup>
      </mrow>
      <mi mathvariant="normal">=</mi>
      <mn>0,69</mn>
    </mrow>
    <annotation encoding="StarMath 5.0">%alpha_{1} = (1+0,2)^{1-3} = 0,69</annotation>
  </semantics>
</math>
</file>

<file path=Object 6/content.xml><?xml version="1.0" encoding="utf-8"?>
<math xmlns="http://www.w3.org/1998/Math/MathML">
  <semantics>
    <mrow>
      <mrow>
        <mrow>
          <msub>
            <mi>З</mi>
            <mi mathvariant="italic">СЗ</mi>
          </msub>
          <mi mathvariant="normal">=</mi>
          <mfrac>
            <mrow>
              <mrow>
                <mo stretchy="false">(</mo>
                <mrow>
                  <mn>8580000</mn>
                  <mo stretchy="false">+</mo>
                  <mn>1716000</mn>
                </mrow>
                <mo stretchy="false">)</mo>
              </mrow>
              <mi mathvariant="normal">∗</mi>
              <mn>35</mn>
            </mrow>
            <mn>100</mn>
          </mfrac>
        </mrow>
        <mi mathvariant="normal">=</mi>
        <mn>3603600</mn>
      </mrow>
      <mi mathvariant="italic">руб</mi>
    </mrow>
    <annotation encoding="StarMath 5.0">З_{СЗ} = {(8580000+1716000)*35} over {100} = 3603600 руб</annotation>
  </semantics>
</math>
</file>

<file path=Object 60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4</mn>
          </mrow>
        </msup>
      </mrow>
      <mi mathvariant="normal">=</mi>
      <mn>0,58</mn>
    </mrow>
    <annotation encoding="StarMath 5.0">%alpha_{1} = (1+0,2)^{1-4} = 0,58</annotation>
  </semantics>
</math>
</file>

<file path=Object 7/content.xml><?xml version="1.0" encoding="utf-8"?>
<math xmlns="http://www.w3.org/1998/Math/MathML">
  <semantics>
    <mrow>
      <msub>
        <mi>C</mi>
        <mi mathvariant="italic">pi</mi>
      </msub>
      <mi mathvariant="normal">=</mi>
      <mrow>
        <mrow>
          <mrow>
            <mrow>
              <mrow>
                <msub>
                  <mi>З</mi>
                  <mi mathvariant="italic">oi</mi>
                </msub>
                <mo stretchy="false">+</mo>
                <msub>
                  <mi>З</mi>
                  <mi mathvariant="italic">дi</mi>
                </msub>
              </mrow>
              <mo stretchy="false">+</mo>
              <msub>
                <mi>З</mi>
                <mi mathvariant="italic">сзi</mi>
              </msub>
            </mrow>
            <mo stretchy="false">+</mo>
            <msub>
              <mi>Р</mi>
              <mi mathvariant="italic">мi</mi>
            </msub>
          </mrow>
          <mo stretchy="false">+</mo>
          <msub>
            <mi>П</mi>
            <mi mathvariant="italic">зi</mi>
          </msub>
        </mrow>
        <mo stretchy="false">+</mo>
        <msub>
          <mi>Р</mi>
          <mi mathvariant="italic">нi</mi>
        </msub>
      </mrow>
    </mrow>
    <annotation encoding="StarMath 5.0">C_{pi} = З_{oi} + З_{дi} + З_{сзi} + Р_{мi} + П_{зi} + Р_{нi}</annotation>
  </semantics>
</math>
</file>